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2020-02-2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2-25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2-2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2-26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2-2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2-27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2-2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2-28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2-2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2-29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1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2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2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3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3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4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4</text:p>
          </table:table-cell>
          <table:table-cell office:value-type="string">
            <text:p>SP</text:p>
          </table:table-cell>
          <table:table-cell office:value="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5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RJ</text:p>
          </table:table-cell>
          <table:table-cell office:value="1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SP</text:p>
          </table:table-cell>
          <table:table-cell office:value="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6</text:p>
          </table:table-cell>
          <table:table-cell office:value-type="string">
            <text:p>BA</text:p>
          </table:table-cell>
          <table:table-cell office:value="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RJ</text:p>
          </table:table-cell>
          <table:table-cell office:value="2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SP</text:p>
          </table:table-cell>
          <table:table-cell office:value="1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7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SP</text:p>
          </table:table-cell>
          <table:table-cell office:value="1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RJ</text:p>
          </table:table-cell>
          <table:table-cell office:value="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0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09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0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0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RS</text:p>
          </table:table-cell>
          <table:table-cell office:value="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SP</text:p>
          </table:table-cell>
          <table:table-cell office:value="19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1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RS</text:p>
          </table:table-cell>
          <table:table-cell office:value="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SP</text:p>
          </table:table-cell>
          <table:table-cell office:value="3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2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2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J</text:p>
          </table:table-cell>
          <table:table-cell office:value="1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C</text:p>
          </table:table-cell>
          <table:table-cell office:value="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P</text:p>
          </table:table-cell>
          <table:table-cell office:value="4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3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3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BA</text:p>
          </table:table-cell>
          <table:table-cell office:value="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SC</text:p>
          </table:table-cell>
          <table:table-cell office:value="3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</table:table>
      <table:table table:name="2020-03-14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4</text:p>
          </table:table-cell>
          <table:table-cell office:value-type="string">
            <text:p>DF</text:p>
          </table:table-cell>
          <table:table-cell office:value="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G</text:p>
          </table:table-cell>
          <table:table-cell office:value="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E</text:p>
          </table:table-cell>
          <table:table-cell office:value="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C</text:p>
          </table:table-cell>
          <table:table-cell office:value="5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E</text:p>
          </table:table-cell>
          <table:table-cell office:value="1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P</text:p>
          </table:table-cell>
          <table:table-cell office:value="65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5</text:p>
          </table:table-cell>
          <table:table-cell office:value-type="string">
            <text:p>BA</text:p>
          </table:table-cell>
          <table:table-cell office:value="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DF</text:p>
          </table:table-cell>
          <table:table-cell office:value="1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RJ</text:p>
          </table:table-cell>
          <table:table-cell office:value="24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SC</text:p>
          </table:table-cell>
          <table:table-cell office:value="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</table:table>
      <table:table table:name="2020-03-1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6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BA</text:p>
          </table:table-cell>
          <table:table-cell office:value="10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CE</text:p>
          </table:table-cell>
          <table:table-cell office:value="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DF</text:p>
          </table:table-cell>
          <table:table-cell office:value="19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GO</text:p>
          </table:table-cell>
          <table:table-cell office:value="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G</text:p>
          </table:table-cell>
          <table:table-cell office:value="6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S</text:p>
          </table:table-cell>
          <table:table-cell office:value="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J</text:p>
          </table:table-cell>
          <table:table-cell office:value="2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S</text:p>
          </table:table-cell>
          <table:table-cell office:value="8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E</text:p>
          </table:table-cell>
          <table:table-cell office:value="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P</text:p>
          </table:table-cell>
          <table:table-cell office:value="15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</table:table-row>
      </table:table>
      <table:table table:name="2020-03-1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7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BA</text:p>
          </table:table-cell>
          <table:table-cell office:value="1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CE</text:p>
          </table:table-cell>
          <table:table-cell office:value="10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GO</text:p>
          </table:table-cell>
          <table:table-cell office:value="10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G</text:p>
          </table:table-cell>
          <table:table-cell office:value="1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S</text:p>
          </table:table-cell>
          <table:table-cell office:value="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E</text:p>
          </table:table-cell>
          <table:table-cell office:value="1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R</text:p>
          </table:table-cell>
          <table:table-cell office:value="12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P</text:p>
          </table:table-cell>
          <table:table-cell office:value="164" office:value-type="float"/>
          <table:table-cell office:value="1" office:value-type="float"/>
          <table:table-cell office:value="45919049" office:value-type="float"/>
          <table:table-cell office:value="35" office:value-type="float"/>
          <table:table-cell office:value="0.61" office:value-type="float"/>
        </table:table-row>
      </table:table>
      <table:table table:name="2020-03-1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8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BA</text:p>
          </table:table-cell>
          <table:table-cell office:value="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CE</text:p>
          </table:table-cell>
          <table:table-cell office:value="1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DF</text:p>
          </table:table-cell>
          <table:table-cell office:value="3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ES</text:p>
          </table:table-cell>
          <table:table-cell office:value="1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GO</text:p>
          </table:table-cell>
          <table:table-cell office:value="12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G</text:p>
          </table:table-cell>
          <table:table-cell office:value="1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S</text:p>
          </table:table-cell>
          <table:table-cell office:value="7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E</text:p>
          </table:table-cell>
          <table:table-cell office:value="19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R</text:p>
          </table:table-cell>
          <table:table-cell office:value="1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J</text:p>
          </table:table-cell>
          <table:table-cell office:value="6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S</text:p>
          </table:table-cell>
          <table:table-cell office:value="1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C</text:p>
          </table:table-cell>
          <table:table-cell office:value="14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E</text:p>
          </table:table-cell>
          <table:table-cell office:value="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P</text:p>
          </table:table-cell>
          <table:table-cell office:value="240" office:value-type="float"/>
          <table:table-cell office:value="3" office:value-type="float"/>
          <table:table-cell office:value="45919049" office:value-type="float"/>
          <table:table-cell office:value="35" office:value-type="float"/>
          <table:table-cell office:value="1.25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1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19</text:p>
          </table:table-cell>
          <table:table-cell office:value-type="string">
            <text:p>AC</text:p>
          </table:table-cell>
          <table:table-cell office:value="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L</text:p>
          </table:table-cell>
          <table:table-cell office:value="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M</text:p>
          </table:table-cell>
          <table:table-cell office:value="3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BA</text:p>
          </table:table-cell>
          <table:table-cell office:value="3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CE</text:p>
          </table:table-cell>
          <table:table-cell office:value="2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DF</text:p>
          </table:table-cell>
          <table:table-cell office:value="4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ES</text:p>
          </table:table-cell>
          <table:table-cell office:value="1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GO</text:p>
          </table:table-cell>
          <table:table-cell office:value="1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G</text:p>
          </table:table-cell>
          <table:table-cell office:value="2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S</text:p>
          </table:table-cell>
          <table:table-cell office:value="9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E</text:p>
          </table:table-cell>
          <table:table-cell office:value="2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I</text:p>
          </table:table-cell>
          <table:table-cell office:value="3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R</text:p>
          </table:table-cell>
          <table:table-cell office:value="2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J</text:p>
          </table:table-cell>
          <table:table-cell office:value="66" office:value-type="float"/>
          <table:table-cell office:value="2" office:value-type="float"/>
          <table:table-cell office:value="17264943" office:value-type="float"/>
          <table:table-cell office:value="33" office:value-type="float"/>
          <table:table-cell office:value="3.03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S</text:p>
          </table:table-cell>
          <table:table-cell office:value="3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C</text:p>
          </table:table-cell>
          <table:table-cell office:value="21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P</text:p>
          </table:table-cell>
          <table:table-cell office:value="286" office:value-type="float"/>
          <table:table-cell office:value="5" office:value-type="float"/>
          <table:table-cell office:value="45919049" office:value-type="float"/>
          <table:table-cell office:value="35" office:value-type="float"/>
          <table:table-cell office:value="1.75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0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0</text:p>
          </table:table-cell>
          <table:table-cell office:value-type="string">
            <text:p>AC</text:p>
          </table:table-cell>
          <table:table-cell office:value="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L</text:p>
          </table:table-cell>
          <table:table-cell office:value="6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M</text:p>
          </table:table-cell>
          <table:table-cell office:value="7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BA</text:p>
          </table:table-cell>
          <table:table-cell office:value="3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CE</text:p>
          </table:table-cell>
          <table:table-cell office:value="68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DF</text:p>
          </table:table-cell>
          <table:table-cell office:value="8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ES</text:p>
          </table:table-cell>
          <table:table-cell office:value="1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GO</text:p>
          </table:table-cell>
          <table:table-cell office:value="18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A</text:p>
          </table:table-cell>
          <table:table-cell office:value="1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G</text:p>
          </table:table-cell>
          <table:table-cell office:value="3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S</text:p>
          </table:table-cell>
          <table:table-cell office:value="1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T</text:p>
          </table:table-cell>
          <table:table-cell office:value="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E</text:p>
          </table:table-cell>
          <table:table-cell office:value="31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R</text:p>
          </table:table-cell>
          <table:table-cell office:value="3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N</text:p>
          </table:table-cell>
          <table:table-cell office:value="6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O</text:p>
          </table:table-cell>
          <table:table-cell office:value="1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S</text:p>
          </table:table-cell>
          <table:table-cell office:value="43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C</text:p>
          </table:table-cell>
          <table:table-cell office:value="40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E</text:p>
          </table:table-cell>
          <table:table-cell office:value="7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P</text:p>
          </table:table-cell>
          <table:table-cell office:value="396" office:value-type="float"/>
          <table:table-cell office:value="9" office:value-type="float"/>
          <table:table-cell office:value="45919049" office:value-type="float"/>
          <table:table-cell office:value="35" office:value-type="float"/>
          <table:table-cell office:value="2.27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1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M</text:p>
          </table:table-cell>
          <table:table-cell office:value="11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BA</text:p>
          </table:table-cell>
          <table:table-cell office:value="4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CE</text:p>
          </table:table-cell>
          <table:table-cell office:value="8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DF</text:p>
          </table:table-cell>
          <table:table-cell office:value="10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GO</text:p>
          </table:table-cell>
          <table:table-cell office:value="1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G</text:p>
          </table:table-cell>
          <table:table-cell office:value="5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S</text:p>
          </table:table-cell>
          <table:table-cell office:value="1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E</text:p>
          </table:table-cell>
          <table:table-cell office:value="33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R</text:p>
          </table:table-cell>
          <table:table-cell office:value="4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J</text:p>
          </table:table-cell>
          <table:table-cell office:value="119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2.52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N</text:p>
          </table:table-cell>
          <table:table-cell office:value="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S</text:p>
          </table:table-cell>
          <table:table-cell office:value="6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C</text:p>
          </table:table-cell>
          <table:table-cell office:value="5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E</text:p>
          </table:table-cell>
          <table:table-cell office:value="10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P</text:p>
          </table:table-cell>
          <table:table-cell office:value="396" office:value-type="float"/>
          <table:table-cell office:value="15" office:value-type="float"/>
          <table:table-cell office:value="45919049" office:value-type="float"/>
          <table:table-cell office:value="35" office:value-type="float"/>
          <table:table-cell office:value="3.79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TO</text:p>
          </table:table-cell>
          <table:table-cell office:value="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2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2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M</text:p>
          </table:table-cell>
          <table:table-cell office:value="26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BA</text:p>
          </table:table-cell>
          <table:table-cell office:value="55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CE</text:p>
          </table:table-cell>
          <table:table-cell office:value="12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DF</text:p>
          </table:table-cell>
          <table:table-cell office:value="11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GO</text:p>
          </table:table-cell>
          <table:table-cell office:value="21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G</text:p>
          </table:table-cell>
          <table:table-cell office:value="8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T</text:p>
          </table:table-cell>
          <table:table-cell office:value="2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A</text:p>
          </table:table-cell>
          <table:table-cell office:value="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E</text:p>
          </table:table-cell>
          <table:table-cell office:value="3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R</text:p>
          </table:table-cell>
          <table:table-cell office:value="5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J</text:p>
          </table:table-cell>
          <table:table-cell office:value="186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1.61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N</text:p>
          </table:table-cell>
          <table:table-cell office:value="13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S</text:p>
          </table:table-cell>
          <table:table-cell office:value="77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C</text:p>
          </table:table-cell>
          <table:table-cell office:value="68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P</text:p>
          </table:table-cell>
          <table:table-cell office:value="631" office:value-type="float"/>
          <table:table-cell office:value="22" office:value-type="float"/>
          <table:table-cell office:value="45919049" office:value-type="float"/>
          <table:table-cell office:value="35" office:value-type="float"/>
          <table:table-cell office:value="3.49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TO</text:p>
          </table:table-cell>
          <table:table-cell office:value="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3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3</text:p>
          </table:table-cell>
          <table:table-cell office:value-type="string">
            <text:p>AC</text:p>
          </table:table-cell>
          <table:table-cell office:value="1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L</text:p>
          </table:table-cell>
          <table:table-cell office:value="8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M</text:p>
          </table:table-cell>
          <table:table-cell office:value="3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BA</text:p>
          </table:table-cell>
          <table:table-cell office:value="6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CE</text:p>
          </table:table-cell>
          <table:table-cell office:value="16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DF</text:p>
          </table:table-cell>
          <table:table-cell office:value="13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ES</text:p>
          </table:table-cell>
          <table:table-cell office:value="3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GO</text:p>
          </table:table-cell>
          <table:table-cell office:value="2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G</text:p>
          </table:table-cell>
          <table:table-cell office:value="12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T</text:p>
          </table:table-cell>
          <table:table-cell office:value="6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B</text:p>
          </table:table-cell>
          <table:table-cell office:value="2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R</text:p>
          </table:table-cell>
          <table:table-cell office:value="6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J</text:p>
          </table:table-cell>
          <table:table-cell office:value="233" office:value-type="float"/>
          <table:table-cell office:value="4" office:value-type="float"/>
          <table:table-cell office:value="17264943" office:value-type="float"/>
          <table:table-cell office:value="33" office:value-type="float"/>
          <table:table-cell office:value="1.72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S</text:p>
          </table:table-cell>
          <table:table-cell office:value="96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C</text:p>
          </table:table-cell>
          <table:table-cell office:value="8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P</text:p>
          </table:table-cell>
          <table:table-cell office:value="745" office:value-type="float"/>
          <table:table-cell office:value="30" office:value-type="float"/>
          <table:table-cell office:value="45919049" office:value-type="float"/>
          <table:table-cell office:value="35" office:value-type="float"/>
          <table:table-cell office:value="4.03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4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4</text:p>
          </table:table-cell>
          <table:table-cell office:value-type="string">
            <text:p>AC</text:p>
          </table:table-cell>
          <table:table-cell office:value="2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L</text:p>
          </table:table-cell>
          <table:table-cell office:value="10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M</text:p>
          </table:table-cell>
          <table:table-cell office:value="4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2.13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BA</text:p>
          </table:table-cell>
          <table:table-cell office:value="7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CE</text:p>
          </table:table-cell>
          <table:table-cell office:value="18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DF</text:p>
          </table:table-cell>
          <table:table-cell office:value="16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GO</text:p>
          </table:table-cell>
          <table:table-cell office:value="2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G</text:p>
          </table:table-cell>
          <table:table-cell office:value="130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T</text:p>
          </table:table-cell>
          <table:table-cell office:value="7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B</text:p>
          </table:table-cell>
          <table:table-cell office:value="3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R</text:p>
          </table:table-cell>
          <table:table-cell office:value="7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J</text:p>
          </table:table-cell>
          <table:table-cell office:value="305" office:value-type="float"/>
          <table:table-cell office:value="6" office:value-type="float"/>
          <table:table-cell office:value="17264943" office:value-type="float"/>
          <table:table-cell office:value="33" office:value-type="float"/>
          <table:table-cell office:value="1.97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S</text:p>
          </table:table-cell>
          <table:table-cell office:value="11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C</text:p>
          </table:table-cell>
          <table:table-cell office:value="109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E</text:p>
          </table:table-cell>
          <table:table-cell office:value="1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P</text:p>
          </table:table-cell>
          <table:table-cell office:value="810" office:value-type="float"/>
          <table:table-cell office:value="40" office:value-type="float"/>
          <table:table-cell office:value="45919049" office:value-type="float"/>
          <table:table-cell office:value="35" office:value-type="float"/>
          <table:table-cell office:value="4.94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5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M</text:p>
          </table:table-cell>
          <table:table-cell office:value="54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1.85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BA</text:p>
          </table:table-cell>
          <table:table-cell office:value="9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CE</text:p>
          </table:table-cell>
          <table:table-cell office:value="211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DF</text:p>
          </table:table-cell>
          <table:table-cell office:value="19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GO</text:p>
          </table:table-cell>
          <table:table-cell office:value="3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G</text:p>
          </table:table-cell>
          <table:table-cell office:value="13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T</text:p>
          </table:table-cell>
          <table:table-cell office:value="9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A</text:p>
          </table:table-cell>
          <table:table-cell office:value="7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B</text:p>
          </table:table-cell>
          <table:table-cell office:value="5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E</text:p>
          </table:table-cell>
          <table:table-cell office:value="46" office:value-type="float"/>
          <table:table-cell office:value="1" office:value-type="float"/>
          <table:table-cell office:value="9557071" office:value-type="float"/>
          <table:table-cell office:value="26" office:value-type="float"/>
          <table:table-cell office:value="2.17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R</text:p>
          </table:table-cell>
          <table:table-cell office:value="97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J</text:p>
          </table:table-cell>
          <table:table-cell office:value="370" office:value-type="float"/>
          <table:table-cell office:value="8" office:value-type="float"/>
          <table:table-cell office:value="17264943" office:value-type="float"/>
          <table:table-cell office:value="33" office:value-type="float"/>
          <table:table-cell office:value="2.16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S</text:p>
          </table:table-cell>
          <table:table-cell office:value="162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62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C</text:p>
          </table:table-cell>
          <table:table-cell office:value="12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P</text:p>
          </table:table-cell>
          <table:table-cell office:value="862" office:value-type="float"/>
          <table:table-cell office:value="48" office:value-type="float"/>
          <table:table-cell office:value="45919049" office:value-type="float"/>
          <table:table-cell office:value="35" office:value-type="float"/>
          <table:table-cell office:value="5.57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6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M</text:p>
          </table:table-cell>
          <table:table-cell office:value="6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1.49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BA</text:p>
          </table:table-cell>
          <table:table-cell office:value="108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CE</text:p>
          </table:table-cell>
          <table:table-cell office:value="237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1.27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DF</text:p>
          </table:table-cell>
          <table:table-cell office:value="20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ES</text:p>
          </table:table-cell>
          <table:table-cell office:value="4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GO</text:p>
          </table:table-cell>
          <table:table-cell office:value="38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2.63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A</text:p>
          </table:table-cell>
          <table:table-cell office:value="10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G</text:p>
          </table:table-cell>
          <table:table-cell office:value="15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S</text:p>
          </table:table-cell>
          <table:table-cell office:value="25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A</text:p>
          </table:table-cell>
          <table:table-cell office:value="13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B</text:p>
          </table:table-cell>
          <table:table-cell office:value="6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E</text:p>
          </table:table-cell>
          <table:table-cell office:value="48" office:value-type="float"/>
          <table:table-cell office:value="3" office:value-type="float"/>
          <table:table-cell office:value="9557071" office:value-type="float"/>
          <table:table-cell office:value="26" office:value-type="float"/>
          <table:table-cell office:value="6.25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I</text:p>
          </table:table-cell>
          <table:table-cell office:value="9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R</text:p>
          </table:table-cell>
          <table:table-cell office:value="10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J</text:p>
          </table:table-cell>
          <table:table-cell office:value="421" office:value-type="float"/>
          <table:table-cell office:value="9" office:value-type="float"/>
          <table:table-cell office:value="17264943" office:value-type="float"/>
          <table:table-cell office:value="33" office:value-type="float"/>
          <table:table-cell office:value="2.14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N</text:p>
          </table:table-cell>
          <table:table-cell office:value="1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R</text:p>
          </table:table-cell>
          <table:table-cell office:value="1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S</text:p>
          </table:table-cell>
          <table:table-cell office:value="190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53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C</text:p>
          </table:table-cell>
          <table:table-cell office:value="149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67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P</text:p>
          </table:table-cell>
          <table:table-cell office:value="1052" office:value-type="float"/>
          <table:table-cell office:value="58" office:value-type="float"/>
          <table:table-cell office:value="45919049" office:value-type="float"/>
          <table:table-cell office:value="35" office:value-type="float"/>
          <table:table-cell office:value="5.51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TO</text:p>
          </table:table-cell>
          <table:table-cell office:value="8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7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L</text:p>
          </table:table-cell>
          <table:table-cell office:value="12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M</text:p>
          </table:table-cell>
          <table:table-cell office:value="8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1.23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P</text:p>
          </table:table-cell>
          <table:table-cell office:value="3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BA</text:p>
          </table:table-cell>
          <table:table-cell office:value="12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CE</text:p>
          </table:table-cell>
          <table:table-cell office:value="282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1.0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DF</text:p>
          </table:table-cell>
          <table:table-cell office:value="24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ES</text:p>
          </table:table-cell>
          <table:table-cell office:value="5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GO</text:p>
          </table:table-cell>
          <table:table-cell office:value="49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2.04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A</text:p>
          </table:table-cell>
          <table:table-cell office:value="13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G</text:p>
          </table:table-cell>
          <table:table-cell office:value="18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S</text:p>
          </table:table-cell>
          <table:table-cell office:value="28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A</text:p>
          </table:table-cell>
          <table:table-cell office:value="1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B</text:p>
          </table:table-cell>
          <table:table-cell office:value="1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E</text:p>
          </table:table-cell>
          <table:table-cell office:value="57" office:value-type="float"/>
          <table:table-cell office:value="4" office:value-type="float"/>
          <table:table-cell office:value="9557071" office:value-type="float"/>
          <table:table-cell office:value="26" office:value-type="float"/>
          <table:table-cell office:value="7.02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I</text:p>
          </table:table-cell>
          <table:table-cell office:value="10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1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R</text:p>
          </table:table-cell>
          <table:table-cell office:value="125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1.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J</text:p>
          </table:table-cell>
          <table:table-cell office:value="493" office:value-type="float"/>
          <table:table-cell office:value="10" office:value-type="float"/>
          <table:table-cell office:value="17264943" office:value-type="float"/>
          <table:table-cell office:value="33" office:value-type="float"/>
          <table:table-cell office:value="2.03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N</text:p>
          </table:table-cell>
          <table:table-cell office:value="28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R</text:p>
          </table:table-cell>
          <table:table-cell office:value="1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S</text:p>
          </table:table-cell>
          <table:table-cell office:value="197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1.02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C</text:p>
          </table:table-cell>
          <table:table-cell office:value="163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61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P</text:p>
          </table:table-cell>
          <table:table-cell office:value="1223" office:value-type="float"/>
          <table:table-cell office:value="68" office:value-type="float"/>
          <table:table-cell office:value="45919049" office:value-type="float"/>
          <table:table-cell office:value="35" office:value-type="float"/>
          <table:table-cell office:value="5.5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8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L</text:p>
          </table:table-cell>
          <table:table-cell office:value="1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M</text:p>
          </table:table-cell>
          <table:table-cell office:value="11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9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P</text:p>
          </table:table-cell>
          <table:table-cell office:value="4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BA</text:p>
          </table:table-cell>
          <table:table-cell office:value="1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CE</text:p>
          </table:table-cell>
          <table:table-cell office:value="322" office:value-type="float"/>
          <table:table-cell office:value="4" office:value-type="float"/>
          <table:table-cell office:value="9132078" office:value-type="float"/>
          <table:table-cell office:value="23" office:value-type="float"/>
          <table:table-cell office:value="1.2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DF</text:p>
          </table:table-cell>
          <table:table-cell office:value="260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ES</text:p>
          </table:table-cell>
          <table:table-cell office:value="6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79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A</text:p>
          </table:table-cell>
          <table:table-cell office:value="15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G</text:p>
          </table:table-cell>
          <table:table-cell office:value="20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S</text:p>
          </table:table-cell>
          <table:table-cell office:value="3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A</text:p>
          </table:table-cell>
          <table:table-cell office:value="18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E</text:p>
          </table:table-cell>
          <table:table-cell office:value="68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7.35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I</text:p>
          </table:table-cell>
          <table:table-cell office:value="11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9.09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R</text:p>
          </table:table-cell>
          <table:table-cell office:value="137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1.4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J</text:p>
          </table:table-cell>
          <table:table-cell office:value="558" office:value-type="float"/>
          <table:table-cell office:value="13" office:value-type="float"/>
          <table:table-cell office:value="17264943" office:value-type="float"/>
          <table:table-cell office:value="33" office:value-type="float"/>
          <table:table-cell office:value="2.33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N</text:p>
          </table:table-cell>
          <table:table-cell office:value="68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1.47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S</text:p>
          </table:table-cell>
          <table:table-cell office:value="20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1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C</text:p>
          </table:table-cell>
          <table:table-cell office:value="184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5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P</text:p>
          </table:table-cell>
          <table:table-cell office:value="1406" office:value-type="float"/>
          <table:table-cell office:value="84" office:value-type="float"/>
          <table:table-cell office:value="45919049" office:value-type="float"/>
          <table:table-cell office:value="35" office:value-type="float"/>
          <table:table-cell office:value="5.97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2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29</text:p>
          </table:table-cell>
          <table:table-cell office:value-type="string">
            <text:p>AC</text:p>
          </table:table-cell>
          <table:table-cell office:value="3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M</text:p>
          </table:table-cell>
          <table:table-cell office:value="140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71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BA</text:p>
          </table:table-cell>
          <table:table-cell office:value="156" office:value-type="float"/>
          <table:table-cell office:value="1" office:value-type="float"/>
          <table:table-cell office:value="14873064" office:value-type="float"/>
          <table:table-cell office:value="29" office:value-type="float"/>
          <table:table-cell office:value="0.64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CE</text:p>
          </table:table-cell>
          <table:table-cell office:value="359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1.39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DF</text:p>
          </table:table-cell>
          <table:table-cell office:value="298" office:value-type="float"/>
          <table:table-cell office:value="1" office:value-type="float"/>
          <table:table-cell office:value="3015268" office:value-type="float"/>
          <table:table-cell office:value="53" office:value-type="float"/>
          <table:table-cell office:value="0.34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ES</text:p>
          </table:table-cell>
          <table:table-cell office:value="7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79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A</text:p>
          </table:table-cell>
          <table:table-cell office:value="2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4.7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G</text:p>
          </table:table-cell>
          <table:table-cell office:value="23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S</text:p>
          </table:table-cell>
          <table:table-cell office:value="3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A</text:p>
          </table:table-cell>
          <table:table-cell office:value="20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E</text:p>
          </table:table-cell>
          <table:table-cell office:value="73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6.85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R</text:p>
          </table:table-cell>
          <table:table-cell office:value="152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1.32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J</text:p>
          </table:table-cell>
          <table:table-cell office:value="600" office:value-type="float"/>
          <table:table-cell office:value="17" office:value-type="float"/>
          <table:table-cell office:value="17264943" office:value-type="float"/>
          <table:table-cell office:value="33" office:value-type="float"/>
          <table:table-cell office:value="2.83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S</text:p>
          </table:table-cell>
          <table:table-cell office:value="23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87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C</text:p>
          </table:table-cell>
          <table:table-cell office:value="197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51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P</text:p>
          </table:table-cell>
          <table:table-cell office:value="1451" office:value-type="float"/>
          <table:table-cell office:value="98" office:value-type="float"/>
          <table:table-cell office:value="45919049" office:value-type="float"/>
          <table:table-cell office:value="35" office:value-type="float"/>
          <table:table-cell office:value="6.75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TO</text:p>
          </table:table-cell>
          <table:table-cell office:value="10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30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30</text:p>
          </table:table-cell>
          <table:table-cell office:value-type="string">
            <text:p>AC</text:p>
          </table:table-cell>
          <table:table-cell office:value="4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M</text:p>
          </table:table-cell>
          <table:table-cell office:value="151" office:value-type="float"/>
          <table:table-cell office:value="2" office:value-type="float"/>
          <table:table-cell office:value="4144597" office:value-type="float"/>
          <table:table-cell office:value="13" office:value-type="float"/>
          <table:table-cell office:value="1.32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BA</text:p>
          </table:table-cell>
          <table:table-cell office:value="17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1.1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CE</text:p>
          </table:table-cell>
          <table:table-cell office:value="382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1.31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DF</text:p>
          </table:table-cell>
          <table:table-cell office:value="312" office:value-type="float"/>
          <table:table-cell office:value="2" office:value-type="float"/>
          <table:table-cell office:value="3015268" office:value-type="float"/>
          <table:table-cell office:value="53" office:value-type="float"/>
          <table:table-cell office:value="0.6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ES</text:p>
          </table:table-cell>
          <table:table-cell office:value="85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GO</text:p>
          </table:table-cell>
          <table:table-cell office:value="60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6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A</text:p>
          </table:table-cell>
          <table:table-cell office:value="3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3.3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G</text:p>
          </table:table-cell>
          <table:table-cell office:value="261" office:value-type="float"/>
          <table:table-cell office:value="1" office:value-type="float"/>
          <table:table-cell office:value="21168791" office:value-type="float"/>
          <table:table-cell office:value="31" office:value-type="float"/>
          <table:table-cell office:value="0.3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S</text:p>
          </table:table-cell>
          <table:table-cell office:value="4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T</text:p>
          </table:table-cell>
          <table:table-cell office:value="1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A</text:p>
          </table:table-cell>
          <table:table-cell office:value="2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B</text:p>
          </table:table-cell>
          <table:table-cell office:value="17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E</text:p>
          </table:table-cell>
          <table:table-cell office:value="7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7.79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22.22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R</text:p>
          </table:table-cell>
          <table:table-cell office:value="160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1.8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J</text:p>
          </table:table-cell>
          <table:table-cell office:value="657" office:value-type="float"/>
          <table:table-cell office:value="18" office:value-type="float"/>
          <table:table-cell office:value="17264943" office:value-type="float"/>
          <table:table-cell office:value="33" office:value-type="float"/>
          <table:table-cell office:value="2.7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N</text:p>
          </table:table-cell>
          <table:table-cell office:value="77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1.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O</text:p>
          </table:table-cell>
          <table:table-cell office:value="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12.5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S</text:p>
          </table:table-cell>
          <table:table-cell office:value="254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1.5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C</text:p>
          </table:table-cell>
          <table:table-cell office:value="219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91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E</text:p>
          </table:table-cell>
          <table:table-cell office:value="18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P</text:p>
          </table:table-cell>
          <table:table-cell office:value="1517" office:value-type="float"/>
          <table:table-cell office:value="113" office:value-type="float"/>
          <table:table-cell office:value="45919049" office:value-type="float"/>
          <table:table-cell office:value="35" office:value-type="float"/>
          <table:table-cell office:value="7.45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TO</text:p>
          </table:table-cell>
          <table:table-cell office:value="1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3-3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3-31</text:p>
          </table:table-cell>
          <table:table-cell office:value-type="string">
            <text:p>AC</text:p>
          </table:table-cell>
          <table:table-cell office:value="42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5.5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M</text:p>
          </table:table-cell>
          <table:table-cell office:value="175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1.7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P</text:p>
          </table:table-cell>
          <table:table-cell office:value="10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BA</text:p>
          </table:table-cell>
          <table:table-cell office:value="217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9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CE</text:p>
          </table:table-cell>
          <table:table-cell office:value="401" office:value-type="float"/>
          <table:table-cell office:value="7" office:value-type="float"/>
          <table:table-cell office:value="9132078" office:value-type="float"/>
          <table:table-cell office:value="23" office:value-type="float"/>
          <table:table-cell office:value="1.75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DF</text:p>
          </table:table-cell>
          <table:table-cell office:value="333" office:value-type="float"/>
          <table:table-cell office:value="3" office:value-type="float"/>
          <table:table-cell office:value="3015268" office:value-type="float"/>
          <table:table-cell office:value="53" office:value-type="float"/>
          <table:table-cell office:value="0.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ES</text:p>
          </table:table-cell>
          <table:table-cell office:value="97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GO</text:p>
          </table:table-cell>
          <table:table-cell office:value="65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54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A</text:p>
          </table:table-cell>
          <table:table-cell office:value="5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1.9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G</text:p>
          </table:table-cell>
          <table:table-cell office:value="275" office:value-type="float"/>
          <table:table-cell office:value="2" office:value-type="float"/>
          <table:table-cell office:value="21168791" office:value-type="float"/>
          <table:table-cell office:value="31" office:value-type="float"/>
          <table:table-cell office:value="0.7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S</text:p>
          </table:table-cell>
          <table:table-cell office:value="48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2.0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T</text:p>
          </table:table-cell>
          <table:table-cell office:value="25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A</text:p>
          </table:table-cell>
          <table:table-cell office:value="3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B</text:p>
          </table:table-cell>
          <table:table-cell office:value="18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5.5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E</text:p>
          </table:table-cell>
          <table:table-cell office:value="8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6.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22.2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R</text:p>
          </table:table-cell>
          <table:table-cell office:value="185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1.6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J</text:p>
          </table:table-cell>
          <table:table-cell office:value="708" office:value-type="float"/>
          <table:table-cell office:value="23" office:value-type="float"/>
          <table:table-cell office:value="17264943" office:value-type="float"/>
          <table:table-cell office:value="33" office:value-type="float"/>
          <table:table-cell office:value="3.25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N</text:p>
          </table:table-cell>
          <table:table-cell office:value="82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1.2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11.1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S</text:p>
          </table:table-cell>
          <table:table-cell office:value="305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1.3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C</text:p>
          </table:table-cell>
          <table:table-cell office:value="235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85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E</text:p>
          </table:table-cell>
          <table:table-cell office:value="19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P</text:p>
          </table:table-cell>
          <table:table-cell office:value="2339" office:value-type="float"/>
          <table:table-cell office:value="136" office:value-type="float"/>
          <table:table-cell office:value="45919049" office:value-type="float"/>
          <table:table-cell office:value="35" office:value-type="float"/>
          <table:table-cell office:value="5.8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1</text:p>
          </table:table-cell>
          <table:table-cell office:value-type="string">
            <text:p>AC</text:p>
          </table:table-cell>
          <table:table-cell office:value="4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5.5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M</text:p>
          </table:table-cell>
          <table:table-cell office:value="200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1.5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P</text:p>
          </table:table-cell>
          <table:table-cell office:value="1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BA</text:p>
          </table:table-cell>
          <table:table-cell office:value="24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8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CE</text:p>
          </table:table-cell>
          <table:table-cell office:value="445" office:value-type="float"/>
          <table:table-cell office:value="9" office:value-type="float"/>
          <table:table-cell office:value="9132078" office:value-type="float"/>
          <table:table-cell office:value="23" office:value-type="float"/>
          <table:table-cell office:value="2.0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DF</text:p>
          </table:table-cell>
          <table:table-cell office:value="370" office:value-type="float"/>
          <table:table-cell office:value="4" office:value-type="float"/>
          <table:table-cell office:value="3015268" office:value-type="float"/>
          <table:table-cell office:value="53" office:value-type="float"/>
          <table:table-cell office:value="1.0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ES</text:p>
          </table:table-cell>
          <table:table-cell office:value="12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3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A</text:p>
          </table:table-cell>
          <table:table-cell office:value="7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1.4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G</text:p>
          </table:table-cell>
          <table:table-cell office:value="314" office:value-type="float"/>
          <table:table-cell office:value="3" office:value-type="float"/>
          <table:table-cell office:value="21168791" office:value-type="float"/>
          <table:table-cell office:value="31" office:value-type="float"/>
          <table:table-cell office:value="0.9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S</text:p>
          </table:table-cell>
          <table:table-cell office:value="51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9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T</text:p>
          </table:table-cell>
          <table:table-cell office:value="2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A</text:p>
          </table:table-cell>
          <table:table-cell office:value="41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2.44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B</text:p>
          </table:table-cell>
          <table:table-cell office:value="21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4.7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E</text:p>
          </table:table-cell>
          <table:table-cell office:value="95" office:value-type="float"/>
          <table:table-cell office:value="8" office:value-type="float"/>
          <table:table-cell office:value="9557071" office:value-type="float"/>
          <table:table-cell office:value="26" office:value-type="float"/>
          <table:table-cell office:value="8.4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21.05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R</text:p>
          </table:table-cell>
          <table:table-cell office:value="229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1.3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J</text:p>
          </table:table-cell>
          <table:table-cell office:value="832" office:value-type="float"/>
          <table:table-cell office:value="28" office:value-type="float"/>
          <table:table-cell office:value="17264943" office:value-type="float"/>
          <table:table-cell office:value="33" office:value-type="float"/>
          <table:table-cell office:value="3.3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N</text:p>
          </table:table-cell>
          <table:table-cell office:value="92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2.1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11.1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R</text:p>
          </table:table-cell>
          <table:table-cell office:value="2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S</text:p>
          </table:table-cell>
          <table:table-cell office:value="31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1.5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C</text:p>
          </table:table-cell>
          <table:table-cell office:value="247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8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E</text:p>
          </table:table-cell>
          <table:table-cell office:value="22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P</text:p>
          </table:table-cell>
          <table:table-cell office:value="2981" office:value-type="float"/>
          <table:table-cell office:value="164" office:value-type="float"/>
          <table:table-cell office:value="45919049" office:value-type="float"/>
          <table:table-cell office:value="35" office:value-type="float"/>
          <table:table-cell office:value="5.5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2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2</text:p>
          </table:table-cell>
          <table:table-cell office:value-type="string">
            <text:p>AC</text:p>
          </table:table-cell>
          <table:table-cell office:value="4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5.56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M</text:p>
          </table:table-cell>
          <table:table-cell office:value="229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1.3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P</text:p>
          </table:table-cell>
          <table:table-cell office:value="1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BA</text:p>
          </table:table-cell>
          <table:table-cell office:value="267" office:value-type="float"/>
          <table:table-cell office:value="3" office:value-type="float"/>
          <table:table-cell office:value="14873064" office:value-type="float"/>
          <table:table-cell office:value="29" office:value-type="float"/>
          <table:table-cell office:value="1.12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CE</text:p>
          </table:table-cell>
          <table:table-cell office:value="563" office:value-type="float"/>
          <table:table-cell office:value="21" office:value-type="float"/>
          <table:table-cell office:value="9132078" office:value-type="float"/>
          <table:table-cell office:value="23" office:value-type="float"/>
          <table:table-cell office:value="3.7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DF</text:p>
          </table:table-cell>
          <table:table-cell office:value="400" office:value-type="float"/>
          <table:table-cell office:value="5" office:value-type="float"/>
          <table:table-cell office:value="3015268" office:value-type="float"/>
          <table:table-cell office:value="53" office:value-type="float"/>
          <table:table-cell office:value="1.2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ES</text:p>
          </table:table-cell>
          <table:table-cell office:value="139" office:value-type="float"/>
          <table:table-cell office:value="2" office:value-type="float"/>
          <table:table-cell office:value="4018650" office:value-type="float"/>
          <table:table-cell office:value="32" office:value-type="float"/>
          <table:table-cell office:value="1.44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1.37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A</text:p>
          </table:table-cell>
          <table:table-cell office:value="8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1.2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G</text:p>
          </table:table-cell>
          <table:table-cell office:value="370" office:value-type="float"/>
          <table:table-cell office:value="4" office:value-type="float"/>
          <table:table-cell office:value="21168791" office:value-type="float"/>
          <table:table-cell office:value="31" office:value-type="float"/>
          <table:table-cell office:value="1.0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S</text:p>
          </table:table-cell>
          <table:table-cell office:value="53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8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T</text:p>
          </table:table-cell>
          <table:table-cell office:value="4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A</text:p>
          </table:table-cell>
          <table:table-cell office:value="49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2.04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B</text:p>
          </table:table-cell>
          <table:table-cell office:value="29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3.4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E</text:p>
          </table:table-cell>
          <table:table-cell office:value="106" office:value-type="float"/>
          <table:table-cell office:value="9" office:value-type="float"/>
          <table:table-cell office:value="9557071" office:value-type="float"/>
          <table:table-cell office:value="26" office:value-type="float"/>
          <table:table-cell office:value="8.4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21.0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R</text:p>
          </table:table-cell>
          <table:table-cell office:value="258" office:value-type="float"/>
          <table:table-cell office:value="4" office:value-type="float"/>
          <table:table-cell office:value="11433957" office:value-type="float"/>
          <table:table-cell office:value="41" office:value-type="float"/>
          <table:table-cell office:value="1.5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J</text:p>
          </table:table-cell>
          <table:table-cell office:value="992" office:value-type="float"/>
          <table:table-cell office:value="41" office:value-type="float"/>
          <table:table-cell office:value="17264943" office:value-type="float"/>
          <table:table-cell office:value="33" office:value-type="float"/>
          <table:table-cell office:value="4.1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N</text:p>
          </table:table-cell>
          <table:table-cell office:value="106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1.8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1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R</text:p>
          </table:table-cell>
          <table:table-cell office:value="3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S</text:p>
          </table:table-cell>
          <table:table-cell office:value="38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1.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C</text:p>
          </table:table-cell>
          <table:table-cell office:value="28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1.7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E</text:p>
          </table:table-cell>
          <table:table-cell office:value="24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8.3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P</text:p>
          </table:table-cell>
          <table:table-cell office:value="3506" office:value-type="float"/>
          <table:table-cell office:value="188" office:value-type="float"/>
          <table:table-cell office:value="45919049" office:value-type="float"/>
          <table:table-cell office:value="35" office:value-type="float"/>
          <table:table-cell office:value="5.36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3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3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8.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M</text:p>
          </table:table-cell>
          <table:table-cell office:value="260" office:value-type="float"/>
          <table:table-cell office:value="7" office:value-type="float"/>
          <table:table-cell office:value="4144597" office:value-type="float"/>
          <table:table-cell office:value="13" office:value-type="float"/>
          <table:table-cell office:value="2.69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P</text:p>
          </table:table-cell>
          <table:table-cell office:value="19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BA</text:p>
          </table:table-cell>
          <table:table-cell office:value="290" office:value-type="float"/>
          <table:table-cell office:value="6" office:value-type="float"/>
          <table:table-cell office:value="14873064" office:value-type="float"/>
          <table:table-cell office:value="29" office:value-type="float"/>
          <table:table-cell office:value="2.0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CE</text:p>
          </table:table-cell>
          <table:table-cell office:value="658" office:value-type="float"/>
          <table:table-cell office:value="22" office:value-type="float"/>
          <table:table-cell office:value="9132078" office:value-type="float"/>
          <table:table-cell office:value="23" office:value-type="float"/>
          <table:table-cell office:value="3.3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DF</text:p>
          </table:table-cell>
          <table:table-cell office:value="419" office:value-type="float"/>
          <table:table-cell office:value="6" office:value-type="float"/>
          <table:table-cell office:value="3015268" office:value-type="float"/>
          <table:table-cell office:value="53" office:value-type="float"/>
          <table:table-cell office:value="1.4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ES</text:p>
          </table:table-cell>
          <table:table-cell office:value="153" office:value-type="float"/>
          <table:table-cell office:value="5" office:value-type="float"/>
          <table:table-cell office:value="4018650" office:value-type="float"/>
          <table:table-cell office:value="32" office:value-type="float"/>
          <table:table-cell office:value="3.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GO</text:p>
          </table:table-cell>
          <table:table-cell office:value="88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2.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A</text:p>
          </table:table-cell>
          <table:table-cell office:value="87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1.1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G</text:p>
          </table:table-cell>
          <table:table-cell office:value="397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1.51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S</text:p>
          </table:table-cell>
          <table:table-cell office:value="60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6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T</text:p>
          </table:table-cell>
          <table:table-cell office:value="44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2.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A</text:p>
          </table:table-cell>
          <table:table-cell office:value="75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1.3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B</text:p>
          </table:table-cell>
          <table:table-cell office:value="32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3.12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E</text:p>
          </table:table-cell>
          <table:table-cell office:value="136" office:value-type="float"/>
          <table:table-cell office:value="10" office:value-type="float"/>
          <table:table-cell office:value="9557071" office:value-type="float"/>
          <table:table-cell office:value="26" office:value-type="float"/>
          <table:table-cell office:value="7.3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I</text:p>
          </table:table-cell>
          <table:table-cell office:value="22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18.1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R</text:p>
          </table:table-cell>
          <table:table-cell office:value="307" office:value-type="float"/>
          <table:table-cell office:value="5" office:value-type="float"/>
          <table:table-cell office:value="11433957" office:value-type="float"/>
          <table:table-cell office:value="41" office:value-type="float"/>
          <table:table-cell office:value="1.6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J</text:p>
          </table:table-cell>
          <table:table-cell office:value="1074" office:value-type="float"/>
          <table:table-cell office:value="47" office:value-type="float"/>
          <table:table-cell office:value="17264943" office:value-type="float"/>
          <table:table-cell office:value="33" office:value-type="float"/>
          <table:table-cell office:value="4.3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N</text:p>
          </table:table-cell>
          <table:table-cell office:value="176" office:value-type="float"/>
          <table:table-cell office:value="4" office:value-type="float"/>
          <table:table-cell office:value="3506853" office:value-type="float"/>
          <table:table-cell office:value="24" office:value-type="float"/>
          <table:table-cell office:value="2.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1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R</text:p>
          </table:table-cell>
          <table:table-cell office:value="37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2.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S</text:p>
          </table:table-cell>
          <table:table-cell office:value="410" office:value-type="float"/>
          <table:table-cell office:value="6" office:value-type="float"/>
          <table:table-cell office:value="11377239" office:value-type="float"/>
          <table:table-cell office:value="43" office:value-type="float"/>
          <table:table-cell office:value="1.4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C</text:p>
          </table:table-cell>
          <table:table-cell office:value="30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1.6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E</text:p>
          </table:table-cell>
          <table:table-cell office:value="27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7.41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P</text:p>
          </table:table-cell>
          <table:table-cell office:value="4048" office:value-type="float"/>
          <table:table-cell office:value="219" office:value-type="float"/>
          <table:table-cell office:value="45919049" office:value-type="float"/>
          <table:table-cell office:value="35" office:value-type="float"/>
          <table:table-cell office:value="5.41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TO</text:p>
          </table:table-cell>
          <table:table-cell office:value="1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4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4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8.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M</text:p>
          </table:table-cell>
          <table:table-cell office:value="311" office:value-type="float"/>
          <table:table-cell office:value="12" office:value-type="float"/>
          <table:table-cell office:value="4144597" office:value-type="float"/>
          <table:table-cell office:value="13" office:value-type="float"/>
          <table:table-cell office:value="3.8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P</text:p>
          </table:table-cell>
          <table:table-cell office:value="29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3.4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BA</text:p>
          </table:table-cell>
          <table:table-cell office:value="336" office:value-type="float"/>
          <table:table-cell office:value="7" office:value-type="float"/>
          <table:table-cell office:value="14873064" office:value-type="float"/>
          <table:table-cell office:value="29" office:value-type="float"/>
          <table:table-cell office:value="2.0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CE</text:p>
          </table:table-cell>
          <table:table-cell office:value="745" office:value-type="float"/>
          <table:table-cell office:value="23" office:value-type="float"/>
          <table:table-cell office:value="9132078" office:value-type="float"/>
          <table:table-cell office:value="23" office:value-type="float"/>
          <table:table-cell office:value="3.09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DF</text:p>
          </table:table-cell>
          <table:table-cell office:value="456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1.5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ES</text:p>
          </table:table-cell>
          <table:table-cell office:value="166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3.6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GO</text:p>
          </table:table-cell>
          <table:table-cell office:value="103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1.9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A</text:p>
          </table:table-cell>
          <table:table-cell office:value="95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2.1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G</text:p>
          </table:table-cell>
          <table:table-cell office:value="430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1.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S</text:p>
          </table:table-cell>
          <table:table-cell office:value="62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6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1.6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A</text:p>
          </table:table-cell>
          <table:table-cell office:value="82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1.2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B</text:p>
          </table:table-cell>
          <table:table-cell office:value="34" office:value-type="float"/>
          <table:table-cell office:value="3" office:value-type="float"/>
          <table:table-cell office:value="4018127" office:value-type="float"/>
          <table:table-cell office:value="25" office:value-type="float"/>
          <table:table-cell office:value="8.8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E</text:p>
          </table:table-cell>
          <table:table-cell office:value="176" office:value-type="float"/>
          <table:table-cell office:value="14" office:value-type="float"/>
          <table:table-cell office:value="9557071" office:value-type="float"/>
          <table:table-cell office:value="26" office:value-type="float"/>
          <table:table-cell office:value="7.9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16.6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R</text:p>
          </table:table-cell>
          <table:table-cell office:value="401" office:value-type="float"/>
          <table:table-cell office:value="7" office:value-type="float"/>
          <table:table-cell office:value="11433957" office:value-type="float"/>
          <table:table-cell office:value="41" office:value-type="float"/>
          <table:table-cell office:value="1.7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J</text:p>
          </table:table-cell>
          <table:table-cell office:value="1246" office:value-type="float"/>
          <table:table-cell office:value="58" office:value-type="float"/>
          <table:table-cell office:value="17264943" office:value-type="float"/>
          <table:table-cell office:value="33" office:value-type="float"/>
          <table:table-cell office:value="4.6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N</text:p>
          </table:table-cell>
          <table:table-cell office:value="215" office:value-type="float"/>
          <table:table-cell office:value="6" office:value-type="float"/>
          <table:table-cell office:value="3506853" office:value-type="float"/>
          <table:table-cell office:value="24" office:value-type="float"/>
          <table:table-cell office:value="2.79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O</text:p>
          </table:table-cell>
          <table:table-cell office:value="11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9.09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2.3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S</text:p>
          </table:table-cell>
          <table:table-cell office:value="41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1.6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C</text:p>
          </table:table-cell>
          <table:table-cell office:value="356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2.8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E</text:p>
          </table:table-cell>
          <table:table-cell office:value="32" office:value-type="float"/>
          <table:table-cell office:value="3" office:value-type="float"/>
          <table:table-cell office:value="2298696" office:value-type="float"/>
          <table:table-cell office:value="28" office:value-type="float"/>
          <table:table-cell office:value="9.3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P</text:p>
          </table:table-cell>
          <table:table-cell office:value="4466" office:value-type="float"/>
          <table:table-cell office:value="260" office:value-type="float"/>
          <table:table-cell office:value="45919049" office:value-type="float"/>
          <table:table-cell office:value="35" office:value-type="float"/>
          <table:table-cell office:value="5.8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TO</text:p>
          </table:table-cell>
          <table:table-cell office:value="1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5</text:p>
          </table:table-cell>
          <table:table-cell office:value-type="string">
            <text:p>AC</text:p>
          </table:table-cell>
          <table:table-cell office:value="48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L</text:p>
          </table:table-cell>
          <table:table-cell office:value="28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7.1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M</text:p>
          </table:table-cell>
          <table:table-cell office:value="417" office:value-type="float"/>
          <table:table-cell office:value="15" office:value-type="float"/>
          <table:table-cell office:value="4144597" office:value-type="float"/>
          <table:table-cell office:value="13" office:value-type="float"/>
          <table:table-cell office:value="3.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P</text:p>
          </table:table-cell>
          <table:table-cell office:value="32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3.1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BA</text:p>
          </table:table-cell>
          <table:table-cell office:value="401" office:value-type="float"/>
          <table:table-cell office:value="9" office:value-type="float"/>
          <table:table-cell office:value="14873064" office:value-type="float"/>
          <table:table-cell office:value="29" office:value-type="float"/>
          <table:table-cell office:value="2.2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CE</text:p>
          </table:table-cell>
          <table:table-cell office:value="960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3.6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DF</text:p>
          </table:table-cell>
          <table:table-cell office:value="468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1.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ES</text:p>
          </table:table-cell>
          <table:table-cell office:value="194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3.0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GO</text:p>
          </table:table-cell>
          <table:table-cell office:value="115" office:value-type="float"/>
          <table:table-cell office:value="3" office:value-type="float"/>
          <table:table-cell office:value="7018354" office:value-type="float"/>
          <table:table-cell office:value="52" office:value-type="float"/>
          <table:table-cell office:value="2.6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A</text:p>
          </table:table-cell>
          <table:table-cell office:value="132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1.5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G</text:p>
          </table:table-cell>
          <table:table-cell office:value="498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1.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S</text:p>
          </table:table-cell>
          <table:table-cell office:value="65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5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1.67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A</text:p>
          </table:table-cell>
          <table:table-cell office:value="86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1.1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B</text:p>
          </table:table-cell>
          <table:table-cell office:value="35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11.43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E</text:p>
          </table:table-cell>
          <table:table-cell office:value="201" office:value-type="float"/>
          <table:table-cell office:value="21" office:value-type="float"/>
          <table:table-cell office:value="9557071" office:value-type="float"/>
          <table:table-cell office:value="26" office:value-type="float"/>
          <table:table-cell office:value="10.4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16.67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R</text:p>
          </table:table-cell>
          <table:table-cell office:value="445" office:value-type="float"/>
          <table:table-cell office:value="10" office:value-type="float"/>
          <table:table-cell office:value="11433957" office:value-type="float"/>
          <table:table-cell office:value="41" office:value-type="float"/>
          <table:table-cell office:value="2.2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J</text:p>
          </table:table-cell>
          <table:table-cell office:value="1394" office:value-type="float"/>
          <table:table-cell office:value="64" office:value-type="float"/>
          <table:table-cell office:value="17264943" office:value-type="float"/>
          <table:table-cell office:value="33" office:value-type="float"/>
          <table:table-cell office:value="4.5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N</text:p>
          </table:table-cell>
          <table:table-cell office:value="246" office:value-type="float"/>
          <table:table-cell office:value="7" office:value-type="float"/>
          <table:table-cell office:value="3506853" office:value-type="float"/>
          <table:table-cell office:value="24" office:value-type="float"/>
          <table:table-cell office:value="2.8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O</text:p>
          </table:table-cell>
          <table:table-cell office:value="14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7.1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2.38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S</text:p>
          </table:table-cell>
          <table:table-cell office:value="46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1.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C</text:p>
          </table:table-cell>
          <table:table-cell office:value="379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2.6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P</text:p>
          </table:table-cell>
          <table:table-cell office:value="4620" office:value-type="float"/>
          <table:table-cell office:value="275" office:value-type="float"/>
          <table:table-cell office:value="45919049" office:value-type="float"/>
          <table:table-cell office:value="35" office:value-type="float"/>
          <table:table-cell office:value="5.9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TO</text:p>
          </table:table-cell>
          <table:table-cell office:value="1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6</text:p>
          </table:table-cell>
          <table:table-cell office:value-type="string">
            <text:p>AC</text:p>
          </table:table-cell>
          <table:table-cell office:value="50" office:value-type="float"/>
          <table:table-cell office:value="1" office:value-type="float"/>
          <table:table-cell office:value="881935" office:value-type="float"/>
          <table:table-cell office:value="12" office:value-type="float"/>
          <table:table-cell office:value="2.0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L</text:p>
          </table:table-cell>
          <table:table-cell office:value="31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6.4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M</text:p>
          </table:table-cell>
          <table:table-cell office:value="532" office:value-type="float"/>
          <table:table-cell office:value="19" office:value-type="float"/>
          <table:table-cell office:value="4144597" office:value-type="float"/>
          <table:table-cell office:value="13" office:value-type="float"/>
          <table:table-cell office:value="3.5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P</text:p>
          </table:table-cell>
          <table:table-cell office:value="39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5.13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BA</text:p>
          </table:table-cell>
          <table:table-cell office:value="437" office:value-type="float"/>
          <table:table-cell office:value="10" office:value-type="float"/>
          <table:table-cell office:value="14873064" office:value-type="float"/>
          <table:table-cell office:value="29" office:value-type="float"/>
          <table:table-cell office:value="2.29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CE</text:p>
          </table:table-cell>
          <table:table-cell office:value="1045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3.3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DF</text:p>
          </table:table-cell>
          <table:table-cell office:value="485" office:value-type="float"/>
          <table:table-cell office:value="10" office:value-type="float"/>
          <table:table-cell office:value="3015268" office:value-type="float"/>
          <table:table-cell office:value="53" office:value-type="float"/>
          <table:table-cell office:value="2.0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ES</text:p>
          </table:table-cell>
          <table:table-cell office:value="209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2.8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GO</text:p>
          </table:table-cell>
          <table:table-cell office:value="119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4.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A</text:p>
          </table:table-cell>
          <table:table-cell office:value="171" office:value-type="float"/>
          <table:table-cell office:value="4" office:value-type="float"/>
          <table:table-cell office:value="7075181" office:value-type="float"/>
          <table:table-cell office:value="21" office:value-type="float"/>
          <table:table-cell office:value="2.3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G</text:p>
          </table:table-cell>
          <table:table-cell office:value="525" office:value-type="float"/>
          <table:table-cell office:value="9" office:value-type="float"/>
          <table:table-cell office:value="21168791" office:value-type="float"/>
          <table:table-cell office:value="31" office:value-type="float"/>
          <table:table-cell office:value="1.7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S</text:p>
          </table:table-cell>
          <table:table-cell office:value="66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1.5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T</text:p>
          </table:table-cell>
          <table:table-cell office:value="76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1.3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A</text:p>
          </table:table-cell>
          <table:table-cell office:value="123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4.0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B</text:p>
          </table:table-cell>
          <table:table-cell office:value="36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11.1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E</text:p>
          </table:table-cell>
          <table:table-cell office:value="223" office:value-type="float"/>
          <table:table-cell office:value="30" office:value-type="float"/>
          <table:table-cell office:value="9557071" office:value-type="float"/>
          <table:table-cell office:value="26" office:value-type="float"/>
          <table:table-cell office:value="13.4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I</text:p>
          </table:table-cell>
          <table:table-cell office:value="26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15.3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R</text:p>
          </table:table-cell>
          <table:table-cell office:value="466" office:value-type="float"/>
          <table:table-cell office:value="14" office:value-type="float"/>
          <table:table-cell office:value="11433957" office:value-type="float"/>
          <table:table-cell office:value="41" office:value-type="float"/>
          <table:table-cell office:value="3.0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J</text:p>
          </table:table-cell>
          <table:table-cell office:value="1461" office:value-type="float"/>
          <table:table-cell office:value="71" office:value-type="float"/>
          <table:table-cell office:value="17264943" office:value-type="float"/>
          <table:table-cell office:value="33" office:value-type="float"/>
          <table:table-cell office:value="4.8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O</text:p>
          </table:table-cell>
          <table:table-cell office:value="1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5.5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2.3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S</text:p>
          </table:table-cell>
          <table:table-cell office:value="501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1.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C</text:p>
          </table:table-cell>
          <table:table-cell office:value="417" office:value-type="float"/>
          <table:table-cell office:value="11" office:value-type="float"/>
          <table:table-cell office:value="7164788" office:value-type="float"/>
          <table:table-cell office:value="42" office:value-type="float"/>
          <table:table-cell office:value="2.6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E</text:p>
          </table:table-cell>
          <table:table-cell office:value="3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12.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P</text:p>
          </table:table-cell>
          <table:table-cell office:value="4866" office:value-type="float"/>
          <table:table-cell office:value="304" office:value-type="float"/>
          <table:table-cell office:value="45919049" office:value-type="float"/>
          <table:table-cell office:value="35" office:value-type="float"/>
          <table:table-cell office:value="6.2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7</text:p>
          </table:table-cell>
          <table:table-cell office:value-type="string">
            <text:p>AC</text:p>
          </table:table-cell>
          <table:table-cell office:value="5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4.0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L</text:p>
          </table:table-cell>
          <table:table-cell office:value="34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5.88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M</text:p>
          </table:table-cell>
          <table:table-cell office:value="636" office:value-type="float"/>
          <table:table-cell office:value="23" office:value-type="float"/>
          <table:table-cell office:value="4144597" office:value-type="float"/>
          <table:table-cell office:value="13" office:value-type="float"/>
          <table:table-cell office:value="3.6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P</text:p>
          </table:table-cell>
          <table:table-cell office:value="51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3.9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BA</text:p>
          </table:table-cell>
          <table:table-cell office:value="462" office:value-type="float"/>
          <table:table-cell office:value="14" office:value-type="float"/>
          <table:table-cell office:value="14873064" office:value-type="float"/>
          <table:table-cell office:value="29" office:value-type="float"/>
          <table:table-cell office:value="3.03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CE</text:p>
          </table:table-cell>
          <table:table-cell office:value="1188" office:value-type="float"/>
          <table:table-cell office:value="40" office:value-type="float"/>
          <table:table-cell office:value="9132078" office:value-type="float"/>
          <table:table-cell office:value="23" office:value-type="float"/>
          <table:table-cell office:value="3.3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DF</text:p>
          </table:table-cell>
          <table:table-cell office:value="503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2.3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ES</text:p>
          </table:table-cell>
          <table:table-cell office:value="227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2.6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GO</text:p>
          </table:table-cell>
          <table:table-cell office:value="133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3.7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A</text:p>
          </table:table-cell>
          <table:table-cell office:value="229" office:value-type="float"/>
          <table:table-cell office:value="11" office:value-type="float"/>
          <table:table-cell office:value="7075181" office:value-type="float"/>
          <table:table-cell office:value="21" office:value-type="float"/>
          <table:table-cell office:value="4.8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G</text:p>
          </table:table-cell>
          <table:table-cell office:value="559" office:value-type="float"/>
          <table:table-cell office:value="11" office:value-type="float"/>
          <table:table-cell office:value="21168791" office:value-type="float"/>
          <table:table-cell office:value="31" office:value-type="float"/>
          <table:table-cell office:value="1.9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S</text:p>
          </table:table-cell>
          <table:table-cell office:value="8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2.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T</text:p>
          </table:table-cell>
          <table:table-cell office:value="78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1.28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A</text:p>
          </table:table-cell>
          <table:table-cell office:value="154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3.2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B</text:p>
          </table:table-cell>
          <table:table-cell office:value="41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9.7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E</text:p>
          </table:table-cell>
          <table:table-cell office:value="352" office:value-type="float"/>
          <table:table-cell office:value="34" office:value-type="float"/>
          <table:table-cell office:value="9557071" office:value-type="float"/>
          <table:table-cell office:value="26" office:value-type="float"/>
          <table:table-cell office:value="9.6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I</text:p>
          </table:table-cell>
          <table:table-cell office:value="31" office:value-type="float"/>
          <table:table-cell office:value="5" office:value-type="float"/>
          <table:table-cell office:value="3273227" office:value-type="float"/>
          <table:table-cell office:value="22" office:value-type="float"/>
          <table:table-cell office:value="16.13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R</text:p>
          </table:table-cell>
          <table:table-cell office:value="511" office:value-type="float"/>
          <table:table-cell office:value="15" office:value-type="float"/>
          <table:table-cell office:value="11433957" office:value-type="float"/>
          <table:table-cell office:value="41" office:value-type="float"/>
          <table:table-cell office:value="2.9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J</text:p>
          </table:table-cell>
          <table:table-cell office:value="1688" office:value-type="float"/>
          <table:table-cell office:value="89" office:value-type="float"/>
          <table:table-cell office:value="17264943" office:value-type="float"/>
          <table:table-cell office:value="33" office:value-type="float"/>
          <table:table-cell office:value="5.2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N</text:p>
          </table:table-cell>
          <table:table-cell office:value="254" office:value-type="float"/>
          <table:table-cell office:value="8" office:value-type="float"/>
          <table:table-cell office:value="3506853" office:value-type="float"/>
          <table:table-cell office:value="24" office:value-type="float"/>
          <table:table-cell office:value="3.1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O</text:p>
          </table:table-cell>
          <table:table-cell office:value="23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4.3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R</text:p>
          </table:table-cell>
          <table:table-cell office:value="49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2.0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S</text:p>
          </table:table-cell>
          <table:table-cell office:value="555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1.4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C</text:p>
          </table:table-cell>
          <table:table-cell office:value="457" office:value-type="float"/>
          <table:table-cell office:value="15" office:value-type="float"/>
          <table:table-cell office:value="7164788" office:value-type="float"/>
          <table:table-cell office:value="42" office:value-type="float"/>
          <table:table-cell office:value="3.28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E</text:p>
          </table:table-cell>
          <table:table-cell office:value="3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11.11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P</text:p>
          </table:table-cell>
          <table:table-cell office:value="5682" office:value-type="float"/>
          <table:table-cell office:value="371" office:value-type="float"/>
          <table:table-cell office:value="45919049" office:value-type="float"/>
          <table:table-cell office:value="35" office:value-type="float"/>
          <table:table-cell office:value="6.53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8</text:p>
          </table:table-cell>
          <table:table-cell office:value-type="string">
            <text:p>AC</text:p>
          </table:table-cell>
          <table:table-cell office:value="58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3.4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8.1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M</text:p>
          </table:table-cell>
          <table:table-cell office:value="804" office:value-type="float"/>
          <table:table-cell office:value="30" office:value-type="float"/>
          <table:table-cell office:value="4144597" office:value-type="float"/>
          <table:table-cell office:value="13" office:value-type="float"/>
          <table:table-cell office:value="3.73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P</text:p>
          </table:table-cell>
          <table:table-cell office:value="107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1.8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BA</text:p>
          </table:table-cell>
          <table:table-cell office:value="515" office:value-type="float"/>
          <table:table-cell office:value="18" office:value-type="float"/>
          <table:table-cell office:value="14873064" office:value-type="float"/>
          <table:table-cell office:value="29" office:value-type="float"/>
          <table:table-cell office:value="3.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CE</text:p>
          </table:table-cell>
          <table:table-cell office:value="1394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4.0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DF</text:p>
          </table:table-cell>
          <table:table-cell office:value="509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2.3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ES</text:p>
          </table:table-cell>
          <table:table-cell office:value="273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2.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GO</text:p>
          </table:table-cell>
          <table:table-cell office:value="15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4.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A</text:p>
          </table:table-cell>
          <table:table-cell office:value="272" office:value-type="float"/>
          <table:table-cell office:value="12" office:value-type="float"/>
          <table:table-cell office:value="7075181" office:value-type="float"/>
          <table:table-cell office:value="21" office:value-type="float"/>
          <table:table-cell office:value="4.4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G</text:p>
          </table:table-cell>
          <table:table-cell office:value="614" office:value-type="float"/>
          <table:table-cell office:value="14" office:value-type="float"/>
          <table:table-cell office:value="21168791" office:value-type="float"/>
          <table:table-cell office:value="31" office:value-type="float"/>
          <table:table-cell office:value="2.2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S</text:p>
          </table:table-cell>
          <table:table-cell office:value="85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2.3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T</text:p>
          </table:table-cell>
          <table:table-cell office:value="9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1.1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A</text:p>
          </table:table-cell>
          <table:table-cell office:value="165" office:value-type="float"/>
          <table:table-cell office:value="6" office:value-type="float"/>
          <table:table-cell office:value="8602865" office:value-type="float"/>
          <table:table-cell office:value="15" office:value-type="float"/>
          <table:table-cell office:value="3.6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B</text:p>
          </table:table-cell>
          <table:table-cell office:value="55" office:value-type="float"/>
          <table:table-cell office:value="7" office:value-type="float"/>
          <table:table-cell office:value="4018127" office:value-type="float"/>
          <table:table-cell office:value="25" office:value-type="float"/>
          <table:table-cell office:value="12.73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E</text:p>
          </table:table-cell>
          <table:table-cell office:value="401" office:value-type="float"/>
          <table:table-cell office:value="46" office:value-type="float"/>
          <table:table-cell office:value="9557071" office:value-type="float"/>
          <table:table-cell office:value="26" office:value-type="float"/>
          <table:table-cell office:value="11.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I</text:p>
          </table:table-cell>
          <table:table-cell office:value="38" office:value-type="float"/>
          <table:table-cell office:value="6" office:value-type="float"/>
          <table:table-cell office:value="3273227" office:value-type="float"/>
          <table:table-cell office:value="22" office:value-type="float"/>
          <table:table-cell office:value="15.7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R</text:p>
          </table:table-cell>
          <table:table-cell office:value="550" office:value-type="float"/>
          <table:table-cell office:value="17" office:value-type="float"/>
          <table:table-cell office:value="11433957" office:value-type="float"/>
          <table:table-cell office:value="41" office:value-type="float"/>
          <table:table-cell office:value="3.0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J</text:p>
          </table:table-cell>
          <table:table-cell office:value="1938" office:value-type="float"/>
          <table:table-cell office:value="106" office:value-type="float"/>
          <table:table-cell office:value="17264943" office:value-type="float"/>
          <table:table-cell office:value="33" office:value-type="float"/>
          <table:table-cell office:value="5.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N</text:p>
          </table:table-cell>
          <table:table-cell office:value="261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4.2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O</text:p>
          </table:table-cell>
          <table:table-cell office:value="26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3.8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R</text:p>
          </table:table-cell>
          <table:table-cell office:value="5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1.9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S</text:p>
          </table:table-cell>
          <table:table-cell office:value="581" office:value-type="float"/>
          <table:table-cell office:value="10" office:value-type="float"/>
          <table:table-cell office:value="11377239" office:value-type="float"/>
          <table:table-cell office:value="43" office:value-type="float"/>
          <table:table-cell office:value="1.7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C</text:p>
          </table:table-cell>
          <table:table-cell office:value="501" office:value-type="float"/>
          <table:table-cell office:value="17" office:value-type="float"/>
          <table:table-cell office:value="7164788" office:value-type="float"/>
          <table:table-cell office:value="42" office:value-type="float"/>
          <table:table-cell office:value="3.3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E</text:p>
          </table:table-cell>
          <table:table-cell office:value="39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10.2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P</text:p>
          </table:table-cell>
          <table:table-cell office:value="6708" office:value-type="float"/>
          <table:table-cell office:value="428" office:value-type="float"/>
          <table:table-cell office:value="45919049" office:value-type="float"/>
          <table:table-cell office:value="35" office:value-type="float"/>
          <table:table-cell office:value="6.3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0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09</text:p>
          </table:table-cell>
          <table:table-cell office:value-type="string">
            <text:p>AC</text:p>
          </table:table-cell>
          <table:table-cell office:value="6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3.23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8.1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M</text:p>
          </table:table-cell>
          <table:table-cell office:value="899" office:value-type="float"/>
          <table:table-cell office:value="40" office:value-type="float"/>
          <table:table-cell office:value="4144597" office:value-type="float"/>
          <table:table-cell office:value="13" office:value-type="float"/>
          <table:table-cell office:value="4.4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P</text:p>
          </table:table-cell>
          <table:table-cell office:value="110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1.8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BA</text:p>
          </table:table-cell>
          <table:table-cell office:value="568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3.3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CE</text:p>
          </table:table-cell>
          <table:table-cell office:value="1445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3.9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DF</text:p>
          </table:table-cell>
          <table:table-cell office:value="527" office:value-type="float"/>
          <table:table-cell office:value="13" office:value-type="float"/>
          <table:table-cell office:value="3015268" office:value-type="float"/>
          <table:table-cell office:value="53" office:value-type="float"/>
          <table:table-cell office:value="2.4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ES</text:p>
          </table:table-cell>
          <table:table-cell office:value="300" office:value-type="float"/>
          <table:table-cell office:value="7" office:value-type="float"/>
          <table:table-cell office:value="4018650" office:value-type="float"/>
          <table:table-cell office:value="32" office:value-type="float"/>
          <table:table-cell office:value="2.33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GO</text:p>
          </table:table-cell>
          <table:table-cell office:value="17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3.9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A</text:p>
          </table:table-cell>
          <table:table-cell office:value="293" office:value-type="float"/>
          <table:table-cell office:value="16" office:value-type="float"/>
          <table:table-cell office:value="7075181" office:value-type="float"/>
          <table:table-cell office:value="21" office:value-type="float"/>
          <table:table-cell office:value="5.4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G</text:p>
          </table:table-cell>
          <table:table-cell office:value="655" office:value-type="float"/>
          <table:table-cell office:value="15" office:value-type="float"/>
          <table:table-cell office:value="21168791" office:value-type="float"/>
          <table:table-cell office:value="31" office:value-type="float"/>
          <table:table-cell office:value="2.2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S</text:p>
          </table:table-cell>
          <table:table-cell office:value="89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2.2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T</text:p>
          </table:table-cell>
          <table:table-cell office:value="108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1.8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A</text:p>
          </table:table-cell>
          <table:table-cell office:value="169" office:value-type="float"/>
          <table:table-cell office:value="7" office:value-type="float"/>
          <table:table-cell office:value="8602865" office:value-type="float"/>
          <table:table-cell office:value="15" office:value-type="float"/>
          <table:table-cell office:value="4.1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B</text:p>
          </table:table-cell>
          <table:table-cell office:value="79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13.9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E</text:p>
          </table:table-cell>
          <table:table-cell office:value="555" office:value-type="float"/>
          <table:table-cell office:value="56" office:value-type="float"/>
          <table:table-cell office:value="9557071" office:value-type="float"/>
          <table:table-cell office:value="26" office:value-type="float"/>
          <table:table-cell office:value="10.0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I</text:p>
          </table:table-cell>
          <table:table-cell office:value="40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17.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R</text:p>
          </table:table-cell>
          <table:table-cell office:value="621" office:value-type="float"/>
          <table:table-cell office:value="24" office:value-type="float"/>
          <table:table-cell office:value="11433957" office:value-type="float"/>
          <table:table-cell office:value="41" office:value-type="float"/>
          <table:table-cell office:value="3.8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J</text:p>
          </table:table-cell>
          <table:table-cell office:value="2216" office:value-type="float"/>
          <table:table-cell office:value="122" office:value-type="float"/>
          <table:table-cell office:value="17264943" office:value-type="float"/>
          <table:table-cell office:value="33" office:value-type="float"/>
          <table:table-cell office:value="5.5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O</text:p>
          </table:table-cell>
          <table:table-cell office:value="28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7.1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R</text:p>
          </table:table-cell>
          <table:table-cell office:value="63" office:value-type="float"/>
          <table:table-cell office:value="2" office:value-type="float"/>
          <table:table-cell office:value="605761" office:value-type="float"/>
          <table:table-cell office:value="14" office:value-type="float"/>
          <table:table-cell office:value="3.1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S</text:p>
          </table:table-cell>
          <table:table-cell office:value="636" office:value-type="float"/>
          <table:table-cell office:value="14" office:value-type="float"/>
          <table:table-cell office:value="11377239" office:value-type="float"/>
          <table:table-cell office:value="43" office:value-type="float"/>
          <table:table-cell office:value="2.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C</text:p>
          </table:table-cell>
          <table:table-cell office:value="693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2.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E</text:p>
          </table:table-cell>
          <table:table-cell office:value="40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10.0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P</text:p>
          </table:table-cell>
          <table:table-cell office:value="7480" office:value-type="float"/>
          <table:table-cell office:value="496" office:value-type="float"/>
          <table:table-cell office:value="45919049" office:value-type="float"/>
          <table:table-cell office:value="35" office:value-type="float"/>
          <table:table-cell office:value="6.63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0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0</text:p>
          </table:table-cell>
          <table:table-cell office:value-type="string">
            <text:p>AC</text:p>
          </table:table-cell>
          <table:table-cell office:value="7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2.86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L</text:p>
          </table:table-cell>
          <table:table-cell office:value="45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6.6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M</text:p>
          </table:table-cell>
          <table:table-cell office:value="981" office:value-type="float"/>
          <table:table-cell office:value="50" office:value-type="float"/>
          <table:table-cell office:value="4144597" office:value-type="float"/>
          <table:table-cell office:value="13" office:value-type="float"/>
          <table:table-cell office:value="5.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P</text:p>
          </table:table-cell>
          <table:table-cell office:value="166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1.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BA</text:p>
          </table:table-cell>
          <table:table-cell office:value="616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3.08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CE</text:p>
          </table:table-cell>
          <table:table-cell office:value="1558" office:value-type="float"/>
          <table:table-cell office:value="67" office:value-type="float"/>
          <table:table-cell office:value="9132078" office:value-type="float"/>
          <table:table-cell office:value="23" office:value-type="float"/>
          <table:table-cell office:value="4.3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DF</text:p>
          </table:table-cell>
          <table:table-cell office:value="556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2.5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ES</text:p>
          </table:table-cell>
          <table:table-cell office:value="349" office:value-type="float"/>
          <table:table-cell office:value="8" office:value-type="float"/>
          <table:table-cell office:value="4018650" office:value-type="float"/>
          <table:table-cell office:value="32" office:value-type="float"/>
          <table:table-cell office:value="2.29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GO</text:p>
          </table:table-cell>
          <table:table-cell office:value="191" office:value-type="float"/>
          <table:table-cell office:value="8" office:value-type="float"/>
          <table:table-cell office:value="7018354" office:value-type="float"/>
          <table:table-cell office:value="52" office:value-type="float"/>
          <table:table-cell office:value="4.19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A</text:p>
          </table:table-cell>
          <table:table-cell office:value="344" office:value-type="float"/>
          <table:table-cell office:value="21" office:value-type="float"/>
          <table:table-cell office:value="7075181" office:value-type="float"/>
          <table:table-cell office:value="21" office:value-type="float"/>
          <table:table-cell office:value="6.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G</text:p>
          </table:table-cell>
          <table:table-cell office:value="698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2.4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S</text:p>
          </table:table-cell>
          <table:table-cell office:value="97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2.06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T</text:p>
          </table:table-cell>
          <table:table-cell office:value="112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1.79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A</text:p>
          </table:table-cell>
          <table:table-cell office:value="217" office:value-type="float"/>
          <table:table-cell office:value="9" office:value-type="float"/>
          <table:table-cell office:value="8602865" office:value-type="float"/>
          <table:table-cell office:value="15" office:value-type="float"/>
          <table:table-cell office:value="4.1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B</text:p>
          </table:table-cell>
          <table:table-cell office:value="85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12.9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E</text:p>
          </table:table-cell>
          <table:table-cell office:value="684" office:value-type="float"/>
          <table:table-cell office:value="65" office:value-type="float"/>
          <table:table-cell office:value="9557071" office:value-type="float"/>
          <table:table-cell office:value="26" office:value-type="float"/>
          <table:table-cell office:value="9.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I</text:p>
          </table:table-cell>
          <table:table-cell office:value="4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17.0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R</text:p>
          </table:table-cell>
          <table:table-cell office:value="655" office:value-type="float"/>
          <table:table-cell office:value="26" office:value-type="float"/>
          <table:table-cell office:value="11433957" office:value-type="float"/>
          <table:table-cell office:value="41" office:value-type="float"/>
          <table:table-cell office:value="3.9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J</text:p>
          </table:table-cell>
          <table:table-cell office:value="2464" office:value-type="float"/>
          <table:table-cell office:value="147" office:value-type="float"/>
          <table:table-cell office:value="17264943" office:value-type="float"/>
          <table:table-cell office:value="33" office:value-type="float"/>
          <table:table-cell office:value="5.9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N</text:p>
          </table:table-cell>
          <table:table-cell office:value="263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4.18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O</text:p>
          </table:table-cell>
          <table:table-cell office:value="3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6.2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R</text:p>
          </table:table-cell>
          <table:table-cell office:value="75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4.0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S</text:p>
          </table:table-cell>
          <table:table-cell office:value="640" office:value-type="float"/>
          <table:table-cell office:value="15" office:value-type="float"/>
          <table:table-cell office:value="11377239" office:value-type="float"/>
          <table:table-cell office:value="43" office:value-type="float"/>
          <table:table-cell office:value="2.3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C</text:p>
          </table:table-cell>
          <table:table-cell office:value="717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2.5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E</text:p>
          </table:table-cell>
          <table:table-cell office:value="4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9.5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P</text:p>
          </table:table-cell>
          <table:table-cell office:value="8216" office:value-type="float"/>
          <table:table-cell office:value="540" office:value-type="float"/>
          <table:table-cell office:value="45919049" office:value-type="float"/>
          <table:table-cell office:value="35" office:value-type="float"/>
          <table:table-cell office:value="6.5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1</text:p>
          </table:table-cell>
          <table:table-cell office:value-type="string">
            <text:p>AC</text:p>
          </table:table-cell>
          <table:table-cell office:value="7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2.7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6.2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M</text:p>
          </table:table-cell>
          <table:table-cell office:value="1049" office:value-type="float"/>
          <table:table-cell office:value="53" office:value-type="float"/>
          <table:table-cell office:value="4144597" office:value-type="float"/>
          <table:table-cell office:value="13" office:value-type="float"/>
          <table:table-cell office:value="5.0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P</text:p>
          </table:table-cell>
          <table:table-cell office:value="193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2.59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BA</text:p>
          </table:table-cell>
          <table:table-cell office:value="640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3.2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CE</text:p>
          </table:table-cell>
          <table:table-cell office:value="1668" office:value-type="float"/>
          <table:table-cell office:value="74" office:value-type="float"/>
          <table:table-cell office:value="9132078" office:value-type="float"/>
          <table:table-cell office:value="23" office:value-type="float"/>
          <table:table-cell office:value="4.4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DF</text:p>
          </table:table-cell>
          <table:table-cell office:value="592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2.36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ES</text:p>
          </table:table-cell>
          <table:table-cell office:value="383" office:value-type="float"/>
          <table:table-cell office:value="9" office:value-type="float"/>
          <table:table-cell office:value="4018650" office:value-type="float"/>
          <table:table-cell office:value="32" office:value-type="float"/>
          <table:table-cell office:value="2.3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GO</text:p>
          </table:table-cell>
          <table:table-cell office:value="209" office:value-type="float"/>
          <table:table-cell office:value="10" office:value-type="float"/>
          <table:table-cell office:value="7018354" office:value-type="float"/>
          <table:table-cell office:value="52" office:value-type="float"/>
          <table:table-cell office:value="4.7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A</text:p>
          </table:table-cell>
          <table:table-cell office:value="398" office:value-type="float"/>
          <table:table-cell office:value="24" office:value-type="float"/>
          <table:table-cell office:value="7075181" office:value-type="float"/>
          <table:table-cell office:value="21" office:value-type="float"/>
          <table:table-cell office:value="6.03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G</text:p>
          </table:table-cell>
          <table:table-cell office:value="750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2.2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S</text:p>
          </table:table-cell>
          <table:table-cell office:value="10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2.0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T</text:p>
          </table:table-cell>
          <table:table-cell office:value="121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2.4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A</text:p>
          </table:table-cell>
          <table:table-cell office:value="237" office:value-type="float"/>
          <table:table-cell office:value="11" office:value-type="float"/>
          <table:table-cell office:value="8602865" office:value-type="float"/>
          <table:table-cell office:value="15" office:value-type="float"/>
          <table:table-cell office:value="4.6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B</text:p>
          </table:table-cell>
          <table:table-cell office:value="10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12.8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E</text:p>
          </table:table-cell>
          <table:table-cell office:value="816" office:value-type="float"/>
          <table:table-cell office:value="72" office:value-type="float"/>
          <table:table-cell office:value="9557071" office:value-type="float"/>
          <table:table-cell office:value="26" office:value-type="float"/>
          <table:table-cell office:value="8.8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I</text:p>
          </table:table-cell>
          <table:table-cell office:value="44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15.9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R</text:p>
          </table:table-cell>
          <table:table-cell office:value="688" office:value-type="float"/>
          <table:table-cell office:value="27" office:value-type="float"/>
          <table:table-cell office:value="11433957" office:value-type="float"/>
          <table:table-cell office:value="41" office:value-type="float"/>
          <table:table-cell office:value="3.9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J</text:p>
          </table:table-cell>
          <table:table-cell office:value="2607" office:value-type="float"/>
          <table:table-cell office:value="155" office:value-type="float"/>
          <table:table-cell office:value="17264943" office:value-type="float"/>
          <table:table-cell office:value="33" office:value-type="float"/>
          <table:table-cell office:value="5.9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N</text:p>
          </table:table-cell>
          <table:table-cell office:value="289" office:value-type="float"/>
          <table:table-cell office:value="13" office:value-type="float"/>
          <table:table-cell office:value="3506853" office:value-type="float"/>
          <table:table-cell office:value="24" office:value-type="float"/>
          <table:table-cell office:value="4.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O</text:p>
          </table:table-cell>
          <table:table-cell office:value="34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5.8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R</text:p>
          </table:table-cell>
          <table:table-cell office:value="79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3.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S</text:p>
          </table:table-cell>
          <table:table-cell office:value="653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2.4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C</text:p>
          </table:table-cell>
          <table:table-cell office:value="732" office:value-type="float"/>
          <table:table-cell office:value="21" office:value-type="float"/>
          <table:table-cell office:value="7164788" office:value-type="float"/>
          <table:table-cell office:value="42" office:value-type="float"/>
          <table:table-cell office:value="2.8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E</text:p>
          </table:table-cell>
          <table:table-cell office:value="44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9.09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P</text:p>
          </table:table-cell>
          <table:table-cell office:value="8419" office:value-type="float"/>
          <table:table-cell office:value="560" office:value-type="float"/>
          <table:table-cell office:value="45919049" office:value-type="float"/>
          <table:table-cell office:value="35" office:value-type="float"/>
          <table:table-cell office:value="6.6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TO</text:p>
          </table:table-cell>
          <table:table-cell office:value="2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2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2</text:p>
          </table:table-cell>
          <table:table-cell office:value-type="string">
            <text:p>AC</text:p>
          </table:table-cell>
          <table:table-cell office:value="77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2.6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6.2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M</text:p>
          </table:table-cell>
          <table:table-cell office:value="1206" office:value-type="float"/>
          <table:table-cell office:value="62" office:value-type="float"/>
          <table:table-cell office:value="4144597" office:value-type="float"/>
          <table:table-cell office:value="13" office:value-type="float"/>
          <table:table-cell office:value="5.14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P</text:p>
          </table:table-cell>
          <table:table-cell office:value="237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2.1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BA</text:p>
          </table:table-cell>
          <table:table-cell office:value="674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3.1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CE</text:p>
          </table:table-cell>
          <table:table-cell office:value="1747" office:value-type="float"/>
          <table:table-cell office:value="76" office:value-type="float"/>
          <table:table-cell office:value="9132078" office:value-type="float"/>
          <table:table-cell office:value="23" office:value-type="float"/>
          <table:table-cell office:value="4.3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DF</text:p>
          </table:table-cell>
          <table:table-cell office:value="618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2.2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ES</text:p>
          </table:table-cell>
          <table:table-cell office:value="430" office:value-type="float"/>
          <table:table-cell office:value="14" office:value-type="float"/>
          <table:table-cell office:value="4018650" office:value-type="float"/>
          <table:table-cell office:value="32" office:value-type="float"/>
          <table:table-cell office:value="3.26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GO</text:p>
          </table:table-cell>
          <table:table-cell office:value="229" office:value-type="float"/>
          <table:table-cell office:value="14" office:value-type="float"/>
          <table:table-cell office:value="7018354" office:value-type="float"/>
          <table:table-cell office:value="52" office:value-type="float"/>
          <table:table-cell office:value="6.1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A</text:p>
          </table:table-cell>
          <table:table-cell office:value="445" office:value-type="float"/>
          <table:table-cell office:value="27" office:value-type="float"/>
          <table:table-cell office:value="7075181" office:value-type="float"/>
          <table:table-cell office:value="21" office:value-type="float"/>
          <table:table-cell office:value="6.0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G</text:p>
          </table:table-cell>
          <table:table-cell office:value="806" office:value-type="float"/>
          <table:table-cell office:value="20" office:value-type="float"/>
          <table:table-cell office:value="21168791" office:value-type="float"/>
          <table:table-cell office:value="31" office:value-type="float"/>
          <table:table-cell office:value="2.4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S</text:p>
          </table:table-cell>
          <table:table-cell office:value="101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1.9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T</text:p>
          </table:table-cell>
          <table:table-cell office:value="123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2.44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A</text:p>
          </table:table-cell>
          <table:table-cell office:value="259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5.4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B</text:p>
          </table:table-cell>
          <table:table-cell office:value="11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11.7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E</text:p>
          </table:table-cell>
          <table:table-cell office:value="960" office:value-type="float"/>
          <table:table-cell office:value="85" office:value-type="float"/>
          <table:table-cell office:value="9557071" office:value-type="float"/>
          <table:table-cell office:value="26" office:value-type="float"/>
          <table:table-cell office:value="8.8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I</text:p>
          </table:table-cell>
          <table:table-cell office:value="5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13.7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R</text:p>
          </table:table-cell>
          <table:table-cell office:value="750" office:value-type="float"/>
          <table:table-cell office:value="31" office:value-type="float"/>
          <table:table-cell office:value="11433957" office:value-type="float"/>
          <table:table-cell office:value="41" office:value-type="float"/>
          <table:table-cell office:value="4.1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J</text:p>
          </table:table-cell>
          <table:table-cell office:value="2855" office:value-type="float"/>
          <table:table-cell office:value="170" office:value-type="float"/>
          <table:table-cell office:value="17264943" office:value-type="float"/>
          <table:table-cell office:value="33" office:value-type="float"/>
          <table:table-cell office:value="5.9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N</text:p>
          </table:table-cell>
          <table:table-cell office:value="339" office:value-type="float"/>
          <table:table-cell office:value="17" office:value-type="float"/>
          <table:table-cell office:value="3506853" office:value-type="float"/>
          <table:table-cell office:value="24" office:value-type="float"/>
          <table:table-cell office:value="5.0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O</text:p>
          </table:table-cell>
          <table:table-cell office:value="4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4.76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R</text:p>
          </table:table-cell>
          <table:table-cell office:value="8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3.6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S</text:p>
          </table:table-cell>
          <table:table-cell office:value="664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2.4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C</text:p>
          </table:table-cell>
          <table:table-cell office:value="776" office:value-type="float"/>
          <table:table-cell office:value="24" office:value-type="float"/>
          <table:table-cell office:value="7164788" office:value-type="float"/>
          <table:table-cell office:value="42" office:value-type="float"/>
          <table:table-cell office:value="3.0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P</text:p>
          </table:table-cell>
          <table:table-cell office:value="8755" office:value-type="float"/>
          <table:table-cell office:value="588" office:value-type="float"/>
          <table:table-cell office:value="45919049" office:value-type="float"/>
          <table:table-cell office:value="35" office:value-type="float"/>
          <table:table-cell office:value="6.7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3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3</text:p>
          </table:table-cell>
          <table:table-cell office:value-type="string">
            <text:p>AC</text:p>
          </table:table-cell>
          <table:table-cell office:value="90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3.3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L</text:p>
          </table:table-cell>
          <table:table-cell office:value="58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6.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M</text:p>
          </table:table-cell>
          <table:table-cell office:value="1275" office:value-type="float"/>
          <table:table-cell office:value="71" office:value-type="float"/>
          <table:table-cell office:value="4144597" office:value-type="float"/>
          <table:table-cell office:value="13" office:value-type="float"/>
          <table:table-cell office:value="5.5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P</text:p>
          </table:table-cell>
          <table:table-cell office:value="244" office:value-type="float"/>
          <table:table-cell office:value="6" office:value-type="float"/>
          <table:table-cell office:value="845731" office:value-type="float"/>
          <table:table-cell office:value="16" office:value-type="float"/>
          <table:table-cell office:value="2.4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BA</text:p>
          </table:table-cell>
          <table:table-cell office:value="723" office:value-type="float"/>
          <table:table-cell office:value="22" office:value-type="float"/>
          <table:table-cell office:value="14873064" office:value-type="float"/>
          <table:table-cell office:value="29" office:value-type="float"/>
          <table:table-cell office:value="3.0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CE</text:p>
          </table:table-cell>
          <table:table-cell office:value="1935" office:value-type="float"/>
          <table:table-cell office:value="101" office:value-type="float"/>
          <table:table-cell office:value="9132078" office:value-type="float"/>
          <table:table-cell office:value="23" office:value-type="float"/>
          <table:table-cell office:value="5.2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DF</text:p>
          </table:table-cell>
          <table:table-cell office:value="641" office:value-type="float"/>
          <table:table-cell office:value="15" office:value-type="float"/>
          <table:table-cell office:value="3015268" office:value-type="float"/>
          <table:table-cell office:value="53" office:value-type="float"/>
          <table:table-cell office:value="2.3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ES</text:p>
          </table:table-cell>
          <table:table-cell office:value="463" office:value-type="float"/>
          <table:table-cell office:value="17" office:value-type="float"/>
          <table:table-cell office:value="4018650" office:value-type="float"/>
          <table:table-cell office:value="32" office:value-type="float"/>
          <table:table-cell office:value="3.6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GO</text:p>
          </table:table-cell>
          <table:table-cell office:value="233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6.4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A</text:p>
          </table:table-cell>
          <table:table-cell office:value="478" office:value-type="float"/>
          <table:table-cell office:value="32" office:value-type="float"/>
          <table:table-cell office:value="7075181" office:value-type="float"/>
          <table:table-cell office:value="21" office:value-type="float"/>
          <table:table-cell office:value="6.6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G</text:p>
          </table:table-cell>
          <table:table-cell office:value="815" office:value-type="float"/>
          <table:table-cell office:value="23" office:value-type="float"/>
          <table:table-cell office:value="21168791" office:value-type="float"/>
          <table:table-cell office:value="31" office:value-type="float"/>
          <table:table-cell office:value="2.8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S</text:p>
          </table:table-cell>
          <table:table-cell office:value="113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3.5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T</text:p>
          </table:table-cell>
          <table:table-cell office:value="134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2.9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A</text:p>
          </table:table-cell>
          <table:table-cell office:value="310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4.5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B</text:p>
          </table:table-cell>
          <table:table-cell office:value="136" office:value-type="float"/>
          <table:table-cell office:value="16" office:value-type="float"/>
          <table:table-cell office:value="4018127" office:value-type="float"/>
          <table:table-cell office:value="25" office:value-type="float"/>
          <table:table-cell office:value="11.7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E</text:p>
          </table:table-cell>
          <table:table-cell office:value="1154" office:value-type="float"/>
          <table:table-cell office:value="102" office:value-type="float"/>
          <table:table-cell office:value="9557071" office:value-type="float"/>
          <table:table-cell office:value="26" office:value-type="float"/>
          <table:table-cell office:value="8.8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I</text:p>
          </table:table-cell>
          <table:table-cell office:value="58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13.7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R</text:p>
          </table:table-cell>
          <table:table-cell office:value="768" office:value-type="float"/>
          <table:table-cell office:value="33" office:value-type="float"/>
          <table:table-cell office:value="11433957" office:value-type="float"/>
          <table:table-cell office:value="41" office:value-type="float"/>
          <table:table-cell office:value="4.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J</text:p>
          </table:table-cell>
          <table:table-cell office:value="3221" office:value-type="float"/>
          <table:table-cell office:value="182" office:value-type="float"/>
          <table:table-cell office:value="17264943" office:value-type="float"/>
          <table:table-cell office:value="33" office:value-type="float"/>
          <table:table-cell office:value="5.65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N</text:p>
          </table:table-cell>
          <table:table-cell office:value="376" office:value-type="float"/>
          <table:table-cell office:value="18" office:value-type="float"/>
          <table:table-cell office:value="3506853" office:value-type="float"/>
          <table:table-cell office:value="24" office:value-type="float"/>
          <table:table-cell office:value="4.7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R</text:p>
          </table:table-cell>
          <table:table-cell office:value="11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2.65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S</text:p>
          </table:table-cell>
          <table:table-cell office:value="685" office:value-type="float"/>
          <table:table-cell office:value="17" office:value-type="float"/>
          <table:table-cell office:value="11377239" office:value-type="float"/>
          <table:table-cell office:value="43" office:value-type="float"/>
          <table:table-cell office:value="2.4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C</text:p>
          </table:table-cell>
          <table:table-cell office:value="826" office:value-type="float"/>
          <table:table-cell office:value="26" office:value-type="float"/>
          <table:table-cell office:value="7164788" office:value-type="float"/>
          <table:table-cell office:value="42" office:value-type="float"/>
          <table:table-cell office:value="3.15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E</text:p>
          </table:table-cell>
          <table:table-cell office:value="45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8.89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P</text:p>
          </table:table-cell>
          <table:table-cell office:value="8895" office:value-type="float"/>
          <table:table-cell office:value="608" office:value-type="float"/>
          <table:table-cell office:value="45919049" office:value-type="float"/>
          <table:table-cell office:value="35" office:value-type="float"/>
          <table:table-cell office:value="6.8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4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4</text:p>
          </table:table-cell>
          <table:table-cell office:value-type="string">
            <text:p>AC</text:p>
          </table:table-cell>
          <table:table-cell office:value="99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3.0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L</text:p>
          </table:table-cell>
          <table:table-cell office:value="72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5.5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M</text:p>
          </table:table-cell>
          <table:table-cell office:value="1484" office:value-type="float"/>
          <table:table-cell office:value="90" office:value-type="float"/>
          <table:table-cell office:value="4144597" office:value-type="float"/>
          <table:table-cell office:value="13" office:value-type="float"/>
          <table:table-cell office:value="6.0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P</text:p>
          </table:table-cell>
          <table:table-cell office:value="308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2.2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BA</text:p>
          </table:table-cell>
          <table:table-cell office:value="776" office:value-type="float"/>
          <table:table-cell office:value="26" office:value-type="float"/>
          <table:table-cell office:value="14873064" office:value-type="float"/>
          <table:table-cell office:value="29" office:value-type="float"/>
          <table:table-cell office:value="3.3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CE</text:p>
          </table:table-cell>
          <table:table-cell office:value="2070" office:value-type="float"/>
          <table:table-cell office:value="111" office:value-type="float"/>
          <table:table-cell office:value="9132078" office:value-type="float"/>
          <table:table-cell office:value="23" office:value-type="float"/>
          <table:table-cell office:value="5.3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DF</text:p>
          </table:table-cell>
          <table:table-cell office:value="651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2.6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ES</text:p>
          </table:table-cell>
          <table:table-cell office:value="557" office:value-type="float"/>
          <table:table-cell office:value="18" office:value-type="float"/>
          <table:table-cell office:value="4018650" office:value-type="float"/>
          <table:table-cell office:value="32" office:value-type="float"/>
          <table:table-cell office:value="3.2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GO</text:p>
          </table:table-cell>
          <table:table-cell office:value="28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5.2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A</text:p>
          </table:table-cell>
          <table:table-cell office:value="630" office:value-type="float"/>
          <table:table-cell office:value="34" office:value-type="float"/>
          <table:table-cell office:value="7075181" office:value-type="float"/>
          <table:table-cell office:value="21" office:value-type="float"/>
          <table:table-cell office:value="5.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G</text:p>
          </table:table-cell>
          <table:table-cell office:value="884" office:value-type="float"/>
          <table:table-cell office:value="27" office:value-type="float"/>
          <table:table-cell office:value="21168791" office:value-type="float"/>
          <table:table-cell office:value="31" office:value-type="float"/>
          <table:table-cell office:value="3.0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S</text:p>
          </table:table-cell>
          <table:table-cell office:value="115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3.4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T</text:p>
          </table:table-cell>
          <table:table-cell office:value="138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2.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A</text:p>
          </table:table-cell>
          <table:table-cell office:value="384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5.4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B</text:p>
          </table:table-cell>
          <table:table-cell office:value="152" office:value-type="float"/>
          <table:table-cell office:value="21" office:value-type="float"/>
          <table:table-cell office:value="4018127" office:value-type="float"/>
          <table:table-cell office:value="25" office:value-type="float"/>
          <table:table-cell office:value="13.8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E</text:p>
          </table:table-cell>
          <table:table-cell office:value="1284" office:value-type="float"/>
          <table:table-cell office:value="115" office:value-type="float"/>
          <table:table-cell office:value="9557071" office:value-type="float"/>
          <table:table-cell office:value="26" office:value-type="float"/>
          <table:table-cell office:value="8.9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I</text:p>
          </table:table-cell>
          <table:table-cell office:value="75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10.6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R</text:p>
          </table:table-cell>
          <table:table-cell office:value="803" office:value-type="float"/>
          <table:table-cell office:value="39" office:value-type="float"/>
          <table:table-cell office:value="11433957" office:value-type="float"/>
          <table:table-cell office:value="41" office:value-type="float"/>
          <table:table-cell office:value="4.8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J</text:p>
          </table:table-cell>
          <table:table-cell office:value="3410" office:value-type="float"/>
          <table:table-cell office:value="224" office:value-type="float"/>
          <table:table-cell office:value="17264943" office:value-type="float"/>
          <table:table-cell office:value="33" office:value-type="float"/>
          <table:table-cell office:value="6.5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N</text:p>
          </table:table-cell>
          <table:table-cell office:value="399" office:value-type="float"/>
          <table:table-cell office:value="19" office:value-type="float"/>
          <table:table-cell office:value="3506853" office:value-type="float"/>
          <table:table-cell office:value="24" office:value-type="float"/>
          <table:table-cell office:value="4.7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O</text:p>
          </table:table-cell>
          <table:table-cell office:value="69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2.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R</text:p>
          </table:table-cell>
          <table:table-cell office:value="11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2.6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S</text:p>
          </table:table-cell>
          <table:table-cell office:value="720" office:value-type="float"/>
          <table:table-cell office:value="18" office:value-type="float"/>
          <table:table-cell office:value="11377239" office:value-type="float"/>
          <table:table-cell office:value="43" office:value-type="float"/>
          <table:table-cell office:value="2.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C</text:p>
          </table:table-cell>
          <table:table-cell office:value="853" office:value-type="float"/>
          <table:table-cell office:value="28" office:value-type="float"/>
          <table:table-cell office:value="7164788" office:value-type="float"/>
          <table:table-cell office:value="42" office:value-type="float"/>
          <table:table-cell office:value="3.2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E</text:p>
          </table:table-cell>
          <table:table-cell office:value="4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8.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P</text:p>
          </table:table-cell>
          <table:table-cell office:value="9371" office:value-type="float"/>
          <table:table-cell office:value="695" office:value-type="float"/>
          <table:table-cell office:value="45919049" office:value-type="float"/>
          <table:table-cell office:value="35" office:value-type="float"/>
          <table:table-cell office:value="7.4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TO</text:p>
          </table:table-cell>
          <table:table-cell office:value="2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</table:table-row>
      </table:table>
      <table:table table:name="2020-04-15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5</text:p>
          </table:table-cell>
          <table:table-cell office:value-type="string">
            <text:p>AC</text:p>
          </table:table-cell>
          <table:table-cell office:value="101" office:value-type="float"/>
          <table:table-cell office:value="4" office:value-type="float"/>
          <table:table-cell office:value="881935" office:value-type="float"/>
          <table:table-cell office:value="12" office:value-type="float"/>
          <table:table-cell office:value="3.9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L</text:p>
          </table:table-cell>
          <table:table-cell office:value="83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6.0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M</text:p>
          </table:table-cell>
          <table:table-cell office:value="1554" office:value-type="float"/>
          <table:table-cell office:value="106" office:value-type="float"/>
          <table:table-cell office:value="4144597" office:value-type="float"/>
          <table:table-cell office:value="13" office:value-type="float"/>
          <table:table-cell office:value="6.8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P</text:p>
          </table:table-cell>
          <table:table-cell office:value="342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2.0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BA</text:p>
          </table:table-cell>
          <table:table-cell office:value="884" office:value-type="float"/>
          <table:table-cell office:value="28" office:value-type="float"/>
          <table:table-cell office:value="14873064" office:value-type="float"/>
          <table:table-cell office:value="29" office:value-type="float"/>
          <table:table-cell office:value="3.1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CE</text:p>
          </table:table-cell>
          <table:table-cell office:value="2291" office:value-type="float"/>
          <table:table-cell office:value="124" office:value-type="float"/>
          <table:table-cell office:value="9132078" office:value-type="float"/>
          <table:table-cell office:value="23" office:value-type="float"/>
          <table:table-cell office:value="5.4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DF</text:p>
          </table:table-cell>
          <table:table-cell office:value="688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2.4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ES</text:p>
          </table:table-cell>
          <table:table-cell office:value="734" office:value-type="float"/>
          <table:table-cell office:value="21" office:value-type="float"/>
          <table:table-cell office:value="4018650" office:value-type="float"/>
          <table:table-cell office:value="32" office:value-type="float"/>
          <table:table-cell office:value="2.8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GO</text:p>
          </table:table-cell>
          <table:table-cell office:value="30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4.9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A</text:p>
          </table:table-cell>
          <table:table-cell office:value="695" office:value-type="float"/>
          <table:table-cell office:value="37" office:value-type="float"/>
          <table:table-cell office:value="7075181" office:value-type="float"/>
          <table:table-cell office:value="21" office:value-type="float"/>
          <table:table-cell office:value="5.3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G</text:p>
          </table:table-cell>
          <table:table-cell office:value="903" office:value-type="float"/>
          <table:table-cell office:value="30" office:value-type="float"/>
          <table:table-cell office:value="21168791" office:value-type="float"/>
          <table:table-cell office:value="31" office:value-type="float"/>
          <table:table-cell office:value="3.3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S</text:p>
          </table:table-cell>
          <table:table-cell office:value="121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3.3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T</text:p>
          </table:table-cell>
          <table:table-cell office:value="151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2.6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A</text:p>
          </table:table-cell>
          <table:table-cell office:value="487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4.3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B</text:p>
          </table:table-cell>
          <table:table-cell office:value="165" office:value-type="float"/>
          <table:table-cell office:value="24" office:value-type="float"/>
          <table:table-cell office:value="4018127" office:value-type="float"/>
          <table:table-cell office:value="25" office:value-type="float"/>
          <table:table-cell office:value="14.5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E</text:p>
          </table:table-cell>
          <table:table-cell office:value="1484" office:value-type="float"/>
          <table:table-cell office:value="143" office:value-type="float"/>
          <table:table-cell office:value="9557071" office:value-type="float"/>
          <table:table-cell office:value="26" office:value-type="float"/>
          <table:table-cell office:value="9.6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I</text:p>
          </table:table-cell>
          <table:table-cell office:value="91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8.7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R</text:p>
          </table:table-cell>
          <table:table-cell office:value="816" office:value-type="float"/>
          <table:table-cell office:value="41" office:value-type="float"/>
          <table:table-cell office:value="11433957" office:value-type="float"/>
          <table:table-cell office:value="41" office:value-type="float"/>
          <table:table-cell office:value="5.0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J</text:p>
          </table:table-cell>
          <table:table-cell office:value="3743" office:value-type="float"/>
          <table:table-cell office:value="265" office:value-type="float"/>
          <table:table-cell office:value="17264943" office:value-type="float"/>
          <table:table-cell office:value="33" office:value-type="float"/>
          <table:table-cell office:value="7.08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N</text:p>
          </table:table-cell>
          <table:table-cell office:value="400" office:value-type="float"/>
          <table:table-cell office:value="20" office:value-type="float"/>
          <table:table-cell office:value="3506853" office:value-type="float"/>
          <table:table-cell office:value="24" office:value-type="float"/>
          <table:table-cell office:value="5.0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O</text:p>
          </table:table-cell>
          <table:table-cell office:value="73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2.7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R</text:p>
          </table:table-cell>
          <table:table-cell office:value="14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2.1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S</text:p>
          </table:table-cell>
          <table:table-cell office:value="762" office:value-type="float"/>
          <table:table-cell office:value="19" office:value-type="float"/>
          <table:table-cell office:value="11377239" office:value-type="float"/>
          <table:table-cell office:value="43" office:value-type="float"/>
          <table:table-cell office:value="2.4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C</text:p>
          </table:table-cell>
          <table:table-cell office:value="884" office:value-type="float"/>
          <table:table-cell office:value="29" office:value-type="float"/>
          <table:table-cell office:value="7164788" office:value-type="float"/>
          <table:table-cell office:value="42" office:value-type="float"/>
          <table:table-cell office:value="3.28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E</text:p>
          </table:table-cell>
          <table:table-cell office:value="4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8.3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P</text:p>
          </table:table-cell>
          <table:table-cell office:value="11043" office:value-type="float"/>
          <table:table-cell office:value="778" office:value-type="float"/>
          <table:table-cell office:value="45919049" office:value-type="float"/>
          <table:table-cell office:value="35" office:value-type="float"/>
          <table:table-cell office:value="7.0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TO</text:p>
          </table:table-cell>
          <table:table-cell office:value="29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3.45" office:value-type="float"/>
        </table:table-row>
      </table:table>
      <table:table table:name="2020-04-16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6</text:p>
          </table:table-cell>
          <table:table-cell office:value-type="string">
            <text:p>AC</text:p>
          </table:table-cell>
          <table:table-cell office:value="11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4.3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L</text:p>
          </table:table-cell>
          <table:table-cell office:value="89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5.6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M</text:p>
          </table:table-cell>
          <table:table-cell office:value="1719" office:value-type="float"/>
          <table:table-cell office:value="124" office:value-type="float"/>
          <table:table-cell office:value="4144597" office:value-type="float"/>
          <table:table-cell office:value="13" office:value-type="float"/>
          <table:table-cell office:value="7.2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P</text:p>
          </table:table-cell>
          <table:table-cell office:value="362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2.7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BA</text:p>
          </table:table-cell>
          <table:table-cell office:value="967" office:value-type="float"/>
          <table:table-cell office:value="34" office:value-type="float"/>
          <table:table-cell office:value="14873064" office:value-type="float"/>
          <table:table-cell office:value="29" office:value-type="float"/>
          <table:table-cell office:value="3.5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CE</text:p>
          </table:table-cell>
          <table:table-cell office:value="2412" office:value-type="float"/>
          <table:table-cell office:value="135" office:value-type="float"/>
          <table:table-cell office:value="9132078" office:value-type="float"/>
          <table:table-cell office:value="23" office:value-type="float"/>
          <table:table-cell office:value="5.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DF</text:p>
          </table:table-cell>
          <table:table-cell office:value="727" office:value-type="float"/>
          <table:table-cell office:value="20" office:value-type="float"/>
          <table:table-cell office:value="3015268" office:value-type="float"/>
          <table:table-cell office:value="53" office:value-type="float"/>
          <table:table-cell office:value="2.7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ES</text:p>
          </table:table-cell>
          <table:table-cell office:value="935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2.99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GO</text:p>
          </table:table-cell>
          <table:table-cell office:value="318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5.0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A</text:p>
          </table:table-cell>
          <table:table-cell office:value="797" office:value-type="float"/>
          <table:table-cell office:value="40" office:value-type="float"/>
          <table:table-cell office:value="7075181" office:value-type="float"/>
          <table:table-cell office:value="21" office:value-type="float"/>
          <table:table-cell office:value="5.0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G</text:p>
          </table:table-cell>
          <table:table-cell office:value="958" office:value-type="float"/>
          <table:table-cell office:value="33" office:value-type="float"/>
          <table:table-cell office:value="21168791" office:value-type="float"/>
          <table:table-cell office:value="31" office:value-type="float"/>
          <table:table-cell office:value="3.4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S</text:p>
          </table:table-cell>
          <table:table-cell office:value="13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3.8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T</text:p>
          </table:table-cell>
          <table:table-cell office:value="156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3.2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A</text:p>
          </table:table-cell>
          <table:table-cell office:value="557" office:value-type="float"/>
          <table:table-cell office:value="26" office:value-type="float"/>
          <table:table-cell office:value="8602865" office:value-type="float"/>
          <table:table-cell office:value="15" office:value-type="float"/>
          <table:table-cell office:value="4.67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B</text:p>
          </table:table-cell>
          <table:table-cell office:value="195" office:value-type="float"/>
          <table:table-cell office:value="26" office:value-type="float"/>
          <table:table-cell office:value="4018127" office:value-type="float"/>
          <table:table-cell office:value="25" office:value-type="float"/>
          <table:table-cell office:value="13.3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E</text:p>
          </table:table-cell>
          <table:table-cell office:value="1683" office:value-type="float"/>
          <table:table-cell office:value="160" office:value-type="float"/>
          <table:table-cell office:value="9557071" office:value-type="float"/>
          <table:table-cell office:value="26" office:value-type="float"/>
          <table:table-cell office:value="9.5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I</text:p>
          </table:table-cell>
          <table:table-cell office:value="102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7.8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R</text:p>
          </table:table-cell>
          <table:table-cell office:value="845" office:value-type="float"/>
          <table:table-cell office:value="43" office:value-type="float"/>
          <table:table-cell office:value="11433957" office:value-type="float"/>
          <table:table-cell office:value="41" office:value-type="float"/>
          <table:table-cell office:value="5.09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J</text:p>
          </table:table-cell>
          <table:table-cell office:value="3944" office:value-type="float"/>
          <table:table-cell office:value="301" office:value-type="float"/>
          <table:table-cell office:value="17264943" office:value-type="float"/>
          <table:table-cell office:value="33" office:value-type="float"/>
          <table:table-cell office:value="7.6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N</text:p>
          </table:table-cell>
          <table:table-cell office:value="463" office:value-type="float"/>
          <table:table-cell office:value="23" office:value-type="float"/>
          <table:table-cell office:value="3506853" office:value-type="float"/>
          <table:table-cell office:value="24" office:value-type="float"/>
          <table:table-cell office:value="4.97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O</text:p>
          </table:table-cell>
          <table:table-cell office:value="92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3.2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R</text:p>
          </table:table-cell>
          <table:table-cell office:value="16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1.8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S</text:p>
          </table:table-cell>
          <table:table-cell office:value="792" office:value-type="float"/>
          <table:table-cell office:value="21" office:value-type="float"/>
          <table:table-cell office:value="11377239" office:value-type="float"/>
          <table:table-cell office:value="43" office:value-type="float"/>
          <table:table-cell office:value="2.6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C</text:p>
          </table:table-cell>
          <table:table-cell office:value="926" office:value-type="float"/>
          <table:table-cell office:value="30" office:value-type="float"/>
          <table:table-cell office:value="7164788" office:value-type="float"/>
          <table:table-cell office:value="42" office:value-type="float"/>
          <table:table-cell office:value="3.2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E</text:p>
          </table:table-cell>
          <table:table-cell office:value="53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7.5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P</text:p>
          </table:table-cell>
          <table:table-cell office:value="11568" office:value-type="float"/>
          <table:table-cell office:value="853" office:value-type="float"/>
          <table:table-cell office:value="45919049" office:value-type="float"/>
          <table:table-cell office:value="35" office:value-type="float"/>
          <table:table-cell office:value="7.37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TO</text:p>
          </table:table-cell>
          <table:table-cell office:value="31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3.23" office:value-type="float"/>
        </table:table-row>
      </table:table>
      <table:table table:name="2020-04-17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7</text:p>
          </table:table-cell>
          <table:table-cell office:value-type="string">
            <text:p>AC</text:p>
          </table:table-cell>
          <table:table-cell office:value="13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3.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L</text:p>
          </table:table-cell>
          <table:table-cell office:value="110" office:value-type="float"/>
          <table:table-cell office:value="7" office:value-type="float"/>
          <table:table-cell office:value="3337357" office:value-type="float"/>
          <table:table-cell office:value="27" office:value-type="float"/>
          <table:table-cell office:value="6.3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M</text:p>
          </table:table-cell>
          <table:table-cell office:value="1809" office:value-type="float"/>
          <table:table-cell office:value="145" office:value-type="float"/>
          <table:table-cell office:value="4144597" office:value-type="float"/>
          <table:table-cell office:value="13" office:value-type="float"/>
          <table:table-cell office:value="8.0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P</text:p>
          </table:table-cell>
          <table:table-cell office:value="375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2.6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BA</text:p>
          </table:table-cell>
          <table:table-cell office:value="1064" office:value-type="float"/>
          <table:table-cell office:value="36" office:value-type="float"/>
          <table:table-cell office:value="14873064" office:value-type="float"/>
          <table:table-cell office:value="29" office:value-type="float"/>
          <table:table-cell office:value="3.3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CE</text:p>
          </table:table-cell>
          <table:table-cell office:value="2747" office:value-type="float"/>
          <table:table-cell office:value="155" office:value-type="float"/>
          <table:table-cell office:value="9132078" office:value-type="float"/>
          <table:table-cell office:value="23" office:value-type="float"/>
          <table:table-cell office:value="5.6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DF</text:p>
          </table:table-cell>
          <table:table-cell office:value="75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3.1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ES</text:p>
          </table:table-cell>
          <table:table-cell office:value="952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2.9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GO</text:p>
          </table:table-cell>
          <table:table-cell office:value="335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4.7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A</text:p>
          </table:table-cell>
          <table:table-cell office:value="1040" office:value-type="float"/>
          <table:table-cell office:value="44" office:value-type="float"/>
          <table:table-cell office:value="7075181" office:value-type="float"/>
          <table:table-cell office:value="21" office:value-type="float"/>
          <table:table-cell office:value="4.2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G</text:p>
          </table:table-cell>
          <table:table-cell office:value="1021" office:value-type="float"/>
          <table:table-cell office:value="35" office:value-type="float"/>
          <table:table-cell office:value="21168791" office:value-type="float"/>
          <table:table-cell office:value="31" office:value-type="float"/>
          <table:table-cell office:value="3.4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S</text:p>
          </table:table-cell>
          <table:table-cell office:value="143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3.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T</text:p>
          </table:table-cell>
          <table:table-cell office:value="162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3.09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A</text:p>
          </table:table-cell>
          <table:table-cell office:value="627" office:value-type="float"/>
          <table:table-cell office:value="32" office:value-type="float"/>
          <table:table-cell office:value="8602865" office:value-type="float"/>
          <table:table-cell office:value="15" office:value-type="float"/>
          <table:table-cell office:value="5.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B</text:p>
          </table:table-cell>
          <table:table-cell office:value="205" office:value-type="float"/>
          <table:table-cell office:value="28" office:value-type="float"/>
          <table:table-cell office:value="4018127" office:value-type="float"/>
          <table:table-cell office:value="25" office:value-type="float"/>
          <table:table-cell office:value="13.6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E</text:p>
          </table:table-cell>
          <table:table-cell office:value="2006" office:value-type="float"/>
          <table:table-cell office:value="186" office:value-type="float"/>
          <table:table-cell office:value="9557071" office:value-type="float"/>
          <table:table-cell office:value="26" office:value-type="float"/>
          <table:table-cell office:value="9.2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I</text:p>
          </table:table-cell>
          <table:table-cell office:value="123" office:value-type="float"/>
          <table:table-cell office:value="9" office:value-type="float"/>
          <table:table-cell office:value="3273227" office:value-type="float"/>
          <table:table-cell office:value="22" office:value-type="float"/>
          <table:table-cell office:value="7.3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R</text:p>
          </table:table-cell>
          <table:table-cell office:value="887" office:value-type="float"/>
          <table:table-cell office:value="44" office:value-type="float"/>
          <table:table-cell office:value="11433957" office:value-type="float"/>
          <table:table-cell office:value="41" office:value-type="float"/>
          <table:table-cell office:value="4.9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J</text:p>
          </table:table-cell>
          <table:table-cell office:value="4349" office:value-type="float"/>
          <table:table-cell office:value="341" office:value-type="float"/>
          <table:table-cell office:value="17264943" office:value-type="float"/>
          <table:table-cell office:value="33" office:value-type="float"/>
          <table:table-cell office:value="7.8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N</text:p>
          </table:table-cell>
          <table:table-cell office:value="516" office:value-type="float"/>
          <table:table-cell office:value="24" office:value-type="float"/>
          <table:table-cell office:value="3506853" office:value-type="float"/>
          <table:table-cell office:value="24" office:value-type="float"/>
          <table:table-cell office:value="4.6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O</text:p>
          </table:table-cell>
          <table:table-cell office:value="110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2.7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R</text:p>
          </table:table-cell>
          <table:table-cell office:value="201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1.49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S</text:p>
          </table:table-cell>
          <table:table-cell office:value="831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2.89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C</text:p>
          </table:table-cell>
          <table:table-cell office:value="962" office:value-type="float"/>
          <table:table-cell office:value="31" office:value-type="float"/>
          <table:table-cell office:value="7164788" office:value-type="float"/>
          <table:table-cell office:value="42" office:value-type="float"/>
          <table:table-cell office:value="3.2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E</text:p>
          </table:table-cell>
          <table:table-cell office:value="5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6.9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P</text:p>
          </table:table-cell>
          <table:table-cell office:value="12841" office:value-type="float"/>
          <table:table-cell office:value="928" office:value-type="float"/>
          <table:table-cell office:value="45919049" office:value-type="float"/>
          <table:table-cell office:value="35" office:value-type="float"/>
          <table:table-cell office:value="7.2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TO</text:p>
          </table:table-cell>
          <table:table-cell office:value="32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3.12" office:value-type="float"/>
        </table:table-row>
      </table:table>
      <table:table table:name="2020-04-18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8</text:p>
          </table:table-cell>
          <table:table-cell office:value-type="string">
            <text:p>AC</text:p>
          </table:table-cell>
          <table:table-cell office:value="142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4.2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L</text:p>
          </table:table-cell>
          <table:table-cell office:value="132" office:value-type="float"/>
          <table:table-cell office:value="10" office:value-type="float"/>
          <table:table-cell office:value="3337357" office:value-type="float"/>
          <table:table-cell office:value="27" office:value-type="float"/>
          <table:table-cell office:value="7.5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M</text:p>
          </table:table-cell>
          <table:table-cell office:value="1897" office:value-type="float"/>
          <table:table-cell office:value="161" office:value-type="float"/>
          <table:table-cell office:value="4144597" office:value-type="float"/>
          <table:table-cell office:value="13" office:value-type="float"/>
          <table:table-cell office:value="8.49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P</text:p>
          </table:table-cell>
          <table:table-cell office:value="400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2.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BA</text:p>
          </table:table-cell>
          <table:table-cell office:value="1200" office:value-type="float"/>
          <table:table-cell office:value="40" office:value-type="float"/>
          <table:table-cell office:value="14873064" office:value-type="float"/>
          <table:table-cell office:value="29" office:value-type="float"/>
          <table:table-cell office:value="3.3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CE</text:p>
          </table:table-cell>
          <table:table-cell office:value="3062" office:value-type="float"/>
          <table:table-cell office:value="180" office:value-type="float"/>
          <table:table-cell office:value="9132078" office:value-type="float"/>
          <table:table-cell office:value="23" office:value-type="float"/>
          <table:table-cell office:value="5.8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DF</text:p>
          </table:table-cell>
          <table:table-cell office:value="79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3.0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ES</text:p>
          </table:table-cell>
          <table:table-cell office:value="1099" office:value-type="float"/>
          <table:table-cell office:value="30" office:value-type="float"/>
          <table:table-cell office:value="4018650" office:value-type="float"/>
          <table:table-cell office:value="32" office:value-type="float"/>
          <table:table-cell office:value="2.7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GO</text:p>
          </table:table-cell>
          <table:table-cell office:value="378" office:value-type="float"/>
          <table:table-cell office:value="18" office:value-type="float"/>
          <table:table-cell office:value="7018354" office:value-type="float"/>
          <table:table-cell office:value="52" office:value-type="float"/>
          <table:table-cell office:value="4.7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A</text:p>
          </table:table-cell>
          <table:table-cell office:value="1205" office:value-type="float"/>
          <table:table-cell office:value="48" office:value-type="float"/>
          <table:table-cell office:value="7075181" office:value-type="float"/>
          <table:table-cell office:value="21" office:value-type="float"/>
          <table:table-cell office:value="3.9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G</text:p>
          </table:table-cell>
          <table:table-cell office:value="1077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3.6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S</text:p>
          </table:table-cell>
          <table:table-cell office:value="16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3.1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T</text:p>
          </table:table-cell>
          <table:table-cell office:value="171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2.9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A</text:p>
          </table:table-cell>
          <table:table-cell office:value="641" office:value-type="float"/>
          <table:table-cell office:value="33" office:value-type="float"/>
          <table:table-cell office:value="8602865" office:value-type="float"/>
          <table:table-cell office:value="15" office:value-type="float"/>
          <table:table-cell office:value="5.1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B</text:p>
          </table:table-cell>
          <table:table-cell office:value="236" office:value-type="float"/>
          <table:table-cell office:value="29" office:value-type="float"/>
          <table:table-cell office:value="4018127" office:value-type="float"/>
          <table:table-cell office:value="25" office:value-type="float"/>
          <table:table-cell office:value="12.29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E</text:p>
          </table:table-cell>
          <table:table-cell office:value="2193" office:value-type="float"/>
          <table:table-cell office:value="205" office:value-type="float"/>
          <table:table-cell office:value="9557071" office:value-type="float"/>
          <table:table-cell office:value="26" office:value-type="float"/>
          <table:table-cell office:value="9.3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I</text:p>
          </table:table-cell>
          <table:table-cell office:value="144" office:value-type="float"/>
          <table:table-cell office:value="10" office:value-type="float"/>
          <table:table-cell office:value="3273227" office:value-type="float"/>
          <table:table-cell office:value="22" office:value-type="float"/>
          <table:table-cell office:value="6.9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R</text:p>
          </table:table-cell>
          <table:table-cell office:value="960" office:value-type="float"/>
          <table:table-cell office:value="49" office:value-type="float"/>
          <table:table-cell office:value="11433957" office:value-type="float"/>
          <table:table-cell office:value="41" office:value-type="float"/>
          <table:table-cell office:value="5.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J</text:p>
          </table:table-cell>
          <table:table-cell office:value="4543" office:value-type="float"/>
          <table:table-cell office:value="387" office:value-type="float"/>
          <table:table-cell office:value="17264943" office:value-type="float"/>
          <table:table-cell office:value="33" office:value-type="float"/>
          <table:table-cell office:value="8.5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N</text:p>
          </table:table-cell>
          <table:table-cell office:value="561" office:value-type="float"/>
          <table:table-cell office:value="26" office:value-type="float"/>
          <table:table-cell office:value="3506853" office:value-type="float"/>
          <table:table-cell office:value="24" office:value-type="float"/>
          <table:table-cell office:value="4.6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O</text:p>
          </table:table-cell>
          <table:table-cell office:value="128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3.1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R</text:p>
          </table:table-cell>
          <table:table-cell office:value="22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1.3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S</text:p>
          </table:table-cell>
          <table:table-cell office:value="854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2.8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C</text:p>
          </table:table-cell>
          <table:table-cell office:value="975" office:value-type="float"/>
          <table:table-cell office:value="32" office:value-type="float"/>
          <table:table-cell office:value="7164788" office:value-type="float"/>
          <table:table-cell office:value="42" office:value-type="float"/>
          <table:table-cell office:value="3.2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E</text:p>
          </table:table-cell>
          <table:table-cell office:value="71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7.0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P</text:p>
          </table:table-cell>
          <table:table-cell office:value="13894" office:value-type="float"/>
          <table:table-cell office:value="991" office:value-type="float"/>
          <table:table-cell office:value="45919049" office:value-type="float"/>
          <table:table-cell office:value="35" office:value-type="float"/>
          <table:table-cell office:value="7.1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TO</text:p>
          </table:table-cell>
          <table:table-cell office:value="33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3.03" office:value-type="float"/>
        </table:table-row>
      </table:table>
      <table:table table:name="2020-04-19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 Population 2019</text:p>
          </table:table-cell>
          <table:table-cell office:value-type="string">
            <text:p>City Ibge Code</text:p>
          </table:table-cell>
          <table:table-cell office:value-type="string">
            <text:p>μ_confirmed</text:p>
          </table:table-cell>
        </table:table-row>
        <table:table-row>
          <table:table-cell office:value-type="string">
            <text:p>2020-04-19</text:p>
          </table:table-cell>
          <table:table-cell office:value-type="string">
            <text:p>AC</text:p>
          </table:table-cell>
          <table:table-cell office:value="163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3.6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L</text:p>
          </table:table-cell>
          <table:table-cell office:value="159" office:value-type="float"/>
          <table:table-cell office:value="15" office:value-type="float"/>
          <table:table-cell office:value="3337357" office:value-type="float"/>
          <table:table-cell office:value="27" office:value-type="float"/>
          <table:table-cell office:value="9.4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M</text:p>
          </table:table-cell>
          <table:table-cell office:value="2044" office:value-type="float"/>
          <table:table-cell office:value="182" office:value-type="float"/>
          <table:table-cell office:value="4144597" office:value-type="float"/>
          <table:table-cell office:value="13" office:value-type="float"/>
          <table:table-cell office:value="8.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P</text:p>
          </table:table-cell>
          <table:table-cell office:value="416" office:value-type="float"/>
          <table:table-cell office:value="11" office:value-type="float"/>
          <table:table-cell office:value="845731" office:value-type="float"/>
          <table:table-cell office:value="16" office:value-type="float"/>
          <table:table-cell office:value="2.64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BA</text:p>
          </table:table-cell>
          <table:table-cell office:value="1249" office:value-type="float"/>
          <table:table-cell office:value="45" office:value-type="float"/>
          <table:table-cell office:value="14873064" office:value-type="float"/>
          <table:table-cell office:value="29" office:value-type="float"/>
          <table:table-cell office:value="3.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CE</text:p>
          </table:table-cell>
          <table:table-cell office:value="3306" office:value-type="float"/>
          <table:table-cell office:value="189" office:value-type="float"/>
          <table:table-cell office:value="9132078" office:value-type="float"/>
          <table:table-cell office:value="23" office:value-type="float"/>
          <table:table-cell office:value="5.7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A</text:p>
          </table:table-cell>
          <table:table-cell office:value="1320" office:value-type="float"/>
          <table:table-cell office:value="54" office:value-type="float"/>
          <table:table-cell office:value="7075181" office:value-type="float"/>
          <table:table-cell office:value="21" office:value-type="float"/>
          <table:table-cell office:value="4.0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G</text:p>
          </table:table-cell>
          <table:table-cell office:value="1154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3.3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S</text:p>
          </table:table-cell>
          <table:table-cell office:value="168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2.9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T</text:p>
          </table:table-cell>
          <table:table-cell office:value="174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2.87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A</text:p>
          </table:table-cell>
          <table:table-cell office:value="685" office:value-type="float"/>
          <table:table-cell office:value="34" office:value-type="float"/>
          <table:table-cell office:value="8602865" office:value-type="float"/>
          <table:table-cell office:value="15" office:value-type="float"/>
          <table:table-cell office:value="4.9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B</text:p>
          </table:table-cell>
          <table:table-cell office:value="245" office:value-type="float"/>
          <table:table-cell office:value="32" office:value-type="float"/>
          <table:table-cell office:value="4018127" office:value-type="float"/>
          <table:table-cell office:value="25" office:value-type="float"/>
          <table:table-cell office:value="13.0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E</text:p>
          </table:table-cell>
          <table:table-cell office:value="2459" office:value-type="float"/>
          <table:table-cell office:value="216" office:value-type="float"/>
          <table:table-cell office:value="9557071" office:value-type="float"/>
          <table:table-cell office:value="26" office:value-type="float"/>
          <table:table-cell office:value="8.7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I</text:p>
          </table:table-cell>
          <table:table-cell office:value="158" office:value-type="float"/>
          <table:table-cell office:value="12" office:value-type="float"/>
          <table:table-cell office:value="3273227" office:value-type="float"/>
          <table:table-cell office:value="22" office:value-type="float"/>
          <table:table-cell office:value="7.5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J</text:p>
          </table:table-cell>
          <table:table-cell office:value="4675" office:value-type="float"/>
          <table:table-cell office:value="402" office:value-type="float"/>
          <table:table-cell office:value="17264943" office:value-type="float"/>
          <table:table-cell office:value="33" office:value-type="float"/>
          <table:table-cell office:value="8.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O</text:p>
          </table:table-cell>
          <table:table-cell office:value="160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2.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R</text:p>
          </table:table-cell>
          <table:table-cell office:value="24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1.2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S</text:p>
          </table:table-cell>
          <table:table-cell office:value="869" office:value-type="float"/>
          <table:table-cell office:value="26" office:value-type="float"/>
          <table:table-cell office:value="11377239" office:value-type="float"/>
          <table:table-cell office:value="43" office:value-type="float"/>
          <table:table-cell office:value="2.9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C</text:p>
          </table:table-cell>
          <table:table-cell office:value="1025" office:value-type="float"/>
          <table:table-cell office:value="35" office:value-type="float"/>
          <table:table-cell office:value="7164788" office:value-type="float"/>
          <table:table-cell office:value="42" office:value-type="float"/>
          <table:table-cell office:value="3.4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E</text:p>
          </table:table-cell>
          <table:table-cell office:value="86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5.8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P</text:p>
          </table:table-cell>
          <table:table-cell office:value="14267" office:value-type="float"/>
          <table:table-cell office:value="1015" office:value-type="float"/>
          <table:table-cell office:value="45919049" office:value-type="float"/>
          <table:table-cell office:value="35" office:value-type="float"/>
          <table:table-cell office:value="7.1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TO</text:p>
          </table:table-cell>
          <table:table-cell office:value="34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2.9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0T12:29:52.565519</meta:creation-date>
    <dc:date>2020-04-20T12:29:53.090562</dc:date>
    <meta:generator>http://pypi.python.org/pypi/ezodf/0.1.0$Python3.7.5 (default, Nov 20 2019, 09:21:52) 
[GCC 9.2.1 20191008]</meta:generator>
    <meta:document-statistic/>
    <meta:editing-cycles>1</meta:editing-cycles>
  </office:meta>
</office:document-meta>
</file>